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style:style>
    <style:style style:name="P13" style:family="paragraph" style:parent-style-name="List_20_Heading">
      <style:paragraph-properties fo:margin-top="0cm" fo:margin-bottom="0.499cm" loext:contextual-spacing="false"/>
    </style:style>
    <style:style style:name="P14" style:family="paragraph" style:parent-style-name="List_20_Contents" style:list-style-name="L1"/>
    <style:style style:name="P15" style:family="paragraph" style:parent-style-name="List_20_Contents">
      <style:paragraph-properties fo:margin-top="0cm" fo:margin-bottom="0.499cm" loext:contextual-spacing="false"/>
    </style:style>
    <style:style style:name="P16" style:family="paragraph" style:parent-style-name="List_20_Contents" style:list-style-name="L1">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margin-left="1cm" fo:margin-right="0cm" fo:text-indent="0cm" style:auto-text-indent="false"/>
    </style:style>
    <style:style style:name="P19" style:family="paragraph" style:parent-style-name="Preformatted_20_Text">
      <style:paragraph-properties fo:margin-left="1cm" fo:margin-right="0cm" fo:margin-top="0cm" fo:margin-bottom="0.499cm" loext:contextual-spacing="false" fo:text-indent="0cm" style:auto-text-indent="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quest Handling</text:h>
      <text:section text:style-name="Sect1" text:name="request-handling">
        <text:p text:style-name="P13"><text:bookmark text:name="RequestHandlerComponent"/><text:span text:style-name="Emphasis">class </text:span><text:span text:style-name="Source_20_Text">RequestHandlerComponent</text:span>(<text:span text:style-name="Emphasis">ComponentCollection $collection</text:span>, <text:span text:style-name="Emphasis">array $config = []</text:span>) </text:p>
        <text:p text:style-name="Text_20_body">The Request Handler component is used in CakePHP to obtain additional information about the HTTP requests that are made to your application. You can use it to see what content types clients prefer, automatically parse request input, define how content types map to view classes or template paths.</text:p>
        <text:p text:style-name="Text_20_body">By default RequestHandler will automatically detect AJAX requests based on the <text:span text:style-name="Source_20_Text">X-Requested-With</text:span> HTTP header that many JavaScript libraries use. When used in conjunction with <text:a xlink:type="simple" xlink:href="https://book.cakephp.org/3.0/en/development/routing.html#Cake%5CRouting%5CRouter::extensions" text:style-name="Internet_20_link" text:visited-style-name="Visited_20_Internet_20_Link"><text:span text:style-name="Source_20_Text">Cake\Routing\Router::extensions()</text:span></text:a>, RequestHandler will automatically switch the layout and template files to those that match non-HTML media types. Furthermore, if a helper with the same name as the requested extension exists, it will be added to the Controllers Helper array. Lastly, if XML/JSON data is POST’ed to your Controllers, it will be parsed into an array which is assigned to <text:span text:style-name="Source_20_Text">$this-&gt;request-&gt;getData()</text:span>, and can then be accessed as you would standard POST data. In order to make use of RequestHandler it must be included in your <text:span text:style-name="Source_20_Text">initialize()</text:span> method:</text:p>
        <text:p text:style-name="Preformatted_20_Text">class WidgetsController extends AppController</text:p>
        <text:p text:style-name="Preformatted_20_Text">{</text:p>
        <text:p text:style-name="Preformatted_20_Text"><text:s text:c="4"/>public function initialize()</text:p>
        <text:p text:style-name="Preformatted_20_Text"><text:s text:c="4"/>{</text:p>
        <text:p text:style-name="Preformatted_20_Text"><text:s text:c="8"/>parent::initialize();</text:p>
        <text:p text:style-name="Preformatted_20_Text"><text:s text:c="8"/>$this-&gt;loadComponent('RequestHandler');</text:p>
        <text:p text:style-name="Preformatted_20_Text"><text:s text:c="4"/>}</text:p>
        <text:p text:style-name="Preformatted_20_Text"/>
        <text:p text:style-name="Preformatted_20_Text"><text:s text:c="4"/>// Rest of controller</text:p>
        <text:p text:style-name="P17">}</text:p>
        <text:section text:style-name="Sect1" text:name="obtaining-request-information">
          <text:h text:style-name="Heading_20_2" text:outline-level="2">Obtaining Request Information</text:h>
          <text:p text:style-name="Text_20_body">Request Handler has several methods that provide information about the client and its request.</text:p>
          <text:p text:style-name="P13"><text:bookmark text:name="RequestHandlerComponent::accepts"/><text:span text:style-name="Source_20_Text">RequestHandlerComponent::accepts</text:span>(<text:span text:style-name="Emphasis">$type = null</text:span>) </text:p>
          <text:p text:style-name="P15">$type can be a string, or an array, or null. If a string, <text:span text:style-name="Source_20_Text">accepts()</text:span> will return <text:span text:style-name="Source_20_Text">true</text:span> if the client accepts the content type. If an array is specified, <text:span text:style-name="Source_20_Text">accepts()</text:span> return <text:span text:style-name="Source_20_Text">true</text:span> if any one of the content types is accepted by the client. If null returns an array of the content-types that the client accepts. For example:</text:p>
          <text:p text:style-name="P18">class ArticlesController extends AppController</text:p>
          <text:p text:style-name="P18">{</text:p>
          <text:p text:style-name="P18"/>
          <text:p text:style-name="P18"><text:s text:c="4"/>public function initialize()</text:p>
          <text:p text:style-name="P18"><text:s text:c="4"/>{</text:p>
          <text:p text:style-name="P18"><text:s text:c="8"/>parent::initialize();</text:p>
          <text:p text:style-name="P18"><text:s text:c="8"/>$this-&gt;loadComponent('RequestHandler');</text:p>
          <text:p text:style-name="P18"><text:s text:c="4"/>}</text:p>
          <text:p text:style-name="P18"/>
          <text:p text:style-name="P18"><text:soft-page-break/><text:s text:c="4"/>public function beforeFilter(Event $event)</text:p>
          <text:p text:style-name="P18"><text:s text:c="4"/>{</text:p>
          <text:p text:style-name="P18"><text:s text:c="8"/>if ($this-&gt;RequestHandler-&gt;accepts('html')) {</text:p>
          <text:p text:style-name="P18"><text:s text:c="12"/>// Execute code only if client accepts an HTML (text/html)</text:p>
          <text:p text:style-name="P18"><text:s text:c="12"/>// response.</text:p>
          <text:p text:style-name="P18"><text:s text:c="8"/>} elseif ($this-&gt;RequestHandler-&gt;accepts('xml')) {</text:p>
          <text:p text:style-name="P18"><text:s text:c="12"/>// Execute XML-only code</text:p>
          <text:p text:style-name="P18"><text:s text:c="8"/>}</text:p>
          <text:p text:style-name="P18"><text:s text:c="8"/>if ($this-&gt;RequestHandler-&gt;accepts(['xml', 'rss', 'atom'])) {</text:p>
          <text:p text:style-name="P18"><text:s text:c="12"/>// Executes if the client accepts any of the above: XML, RSS</text:p>
          <text:p text:style-name="P18"><text:s text:c="12"/>// or Atom.</text:p>
          <text:p text:style-name="P18"><text:s text:c="8"/>}</text:p>
          <text:p text:style-name="P18"><text:s text:c="4"/>}</text:p>
          <text:p text:style-name="P19">}</text:p>
          <text:p text:style-name="Text_20_body">Other request ‘type’ detection methods include:</text:p>
          <text:p text:style-name="P13"><text:bookmark text:name="RequestHandlerComponent::isXml"/><text:span text:style-name="Source_20_Text">RequestHandlerComponent::isXml</text:span>() </text:p>
          <text:p text:style-name="P15">Returns <text:span text:style-name="Source_20_Text">true</text:span> if the current request accepts XML as a response.</text:p>
          <text:p text:style-name="P13"><text:bookmark text:name="RequestHandlerComponent::isRss"/><text:span text:style-name="Source_20_Text">RequestHandlerComponent::isRss</text:span>() </text:p>
          <text:p text:style-name="P15">Returns <text:span text:style-name="Source_20_Text">true</text:span> if the current request accepts RSS as a response.</text:p>
          <text:p text:style-name="P13"><text:bookmark text:name="RequestHandlerComponent::isAtom"/><text:span text:style-name="Source_20_Text">RequestHandlerComponent::isAtom</text:span>() </text:p>
          <text:p text:style-name="P15">Returns <text:span text:style-name="Source_20_Text">true</text:span> if the current call accepts an Atom response, false otherwise.</text:p>
          <text:p text:style-name="P13"><text:bookmark text:name="RequestHandlerComponent::isMobile"/><text:span text:style-name="Source_20_Text">RequestHandlerComponent::isMobile</text:span>() </text:p>
          <text:p text:style-name="P15">Returns <text:span text:style-name="Source_20_Text">true</text:span> if user agent string matches a mobile web browser, or if the client accepts WAP content. The supported Mobile User Agent strings are:</text:p>
          <text:list xml:id="list3489826064462730783" text:style-name="L1">
            <text:list-item>
              <text:p text:style-name="P14">Android </text:p>
            </text:list-item>
            <text:list-item>
              <text:p text:style-name="P14">AvantGo </text:p>
            </text:list-item>
            <text:list-item>
              <text:p text:style-name="P14">BlackBerry </text:p>
            </text:list-item>
            <text:list-item>
              <text:p text:style-name="P14">DoCoMo </text:p>
            </text:list-item>
            <text:list-item>
              <text:p text:style-name="P14">Fennec </text:p>
            </text:list-item>
            <text:list-item>
              <text:p text:style-name="P14">iPad </text:p>
            </text:list-item>
            <text:list-item>
              <text:p text:style-name="P14">iPhone </text:p>
            </text:list-item>
            <text:list-item>
              <text:p text:style-name="P14">iPod </text:p>
            </text:list-item>
            <text:list-item>
              <text:p text:style-name="P14">J2ME </text:p>
            </text:list-item>
            <text:list-item>
              <text:p text:style-name="P14">MIDP </text:p>
            </text:list-item>
            <text:list-item>
              <text:p text:style-name="P14">NetFront </text:p>
            </text:list-item>
            <text:list-item>
              <text:p text:style-name="P14">Nokia </text:p>
            </text:list-item>
            <text:list-item>
              <text:p text:style-name="P14">Opera Mini </text:p>
            </text:list-item>
            <text:list-item>
              <text:p text:style-name="P14">Opera Mobi </text:p>
            </text:list-item>
            <text:list-item>
              <text:p text:style-name="P14">PalmOS </text:p>
            </text:list-item>
            <text:list-item>
              <text:p text:style-name="P14">PalmSource </text:p>
            </text:list-item>
            <text:list-item>
              <text:p text:style-name="P14">portalmmm </text:p>
            </text:list-item>
            <text:list-item>
              <text:p text:style-name="P14">Plucker </text:p>
            </text:list-item>
            <text:list-item>
              <text:p text:style-name="P14">ReqwirelessWeb </text:p>
            </text:list-item>
            <text:list-item>
              <text:p text:style-name="P14"><text:soft-page-break/>SonyEricsson </text:p>
            </text:list-item>
            <text:list-item>
              <text:p text:style-name="P14">Symbian </text:p>
            </text:list-item>
            <text:list-item>
              <text:p text:style-name="P14">UP.Browser </text:p>
            </text:list-item>
            <text:list-item>
              <text:p text:style-name="P14">webOS </text:p>
            </text:list-item>
            <text:list-item>
              <text:p text:style-name="P14">Windows CE </text:p>
            </text:list-item>
            <text:list-item>
              <text:p text:style-name="P14">Windows Phone OS </text:p>
            </text:list-item>
            <text:list-item>
              <text:p text:style-name="P16">Xiino </text:p>
            </text:list-item>
          </text:list>
          <text:p text:style-name="P13"><text:bookmark text:name="RequestHandlerComponent::isWap"/><text:span text:style-name="Source_20_Text">RequestHandlerComponent::isWap</text:span>() </text:p>
          <text:p text:style-name="P15">Returns <text:span text:style-name="Source_20_Text">true</text:span> if the client accepts WAP content.</text:p>
          <text:p text:style-name="Text_20_body">All of the above request detection methods can be used in a similar fashion to filter functionality intended for specific content types. For example when responding to AJAX requests, you often will want to disable browser caching, and change the debug level. However, you want to allow caching for non-AJAX requests. The following would accomplish that:</text:p>
          <text:p text:style-name="Preformatted_20_Text">if ($this-&gt;request-&gt;is('ajax')) {</text:p>
          <text:p text:style-name="Preformatted_20_Text"><text:s text:c="4"/>$this-&gt;response-&gt;disableCache();</text:p>
          <text:p text:style-name="Preformatted_20_Text">}</text:p>
          <text:p text:style-name="P17">// Continue Controller action</text:p>
        </text:section>
        <text:section text:style-name="Sect1" text:name="automatically-decoding-request-data">
          <text:h text:style-name="Heading_20_2" text:outline-level="2">Automatically Decoding Request Data</text:h>
          <text:p text:style-name="Text_20_body">Add a request data decoder. The handler should contain a callback, and any additional arguments for the callback. The callback should return an array of data contained in the request input. For example adding a CSV handler could look like:</text:p>
          <text:p text:style-name="Preformatted_20_Text">class ArticlesController extends AppController</text:p>
          <text:p text:style-name="Preformatted_20_Text">{</text:p>
          <text:p text:style-name="Preformatted_20_Text"><text:s text:c="4"/>public function initialize()</text:p>
          <text:p text:style-name="Preformatted_20_Text"><text:s text:c="4"/>{</text:p>
          <text:p text:style-name="Preformatted_20_Text"><text:s text:c="8"/>parent::initialize();</text:p>
          <text:p text:style-name="Preformatted_20_Text"><text:s text:c="8"/>$parser = function ($data) {</text:p>
          <text:p text:style-name="Preformatted_20_Text"><text:s text:c="12"/>$rows = str_getcsv($data, "\n");</text:p>
          <text:p text:style-name="Preformatted_20_Text"><text:s text:c="12"/>foreach ($rows as &amp;$row) {</text:p>
          <text:p text:style-name="Preformatted_20_Text"><text:s text:c="16"/>$row = str_getcsv($row, ',');</text:p>
          <text:p text:style-name="Preformatted_20_Text"><text:s text:c="12"/>}</text:p>
          <text:p text:style-name="Preformatted_20_Text"><text:s text:c="12"/>return $rows;</text:p>
          <text:p text:style-name="Preformatted_20_Text"><text:s text:c="8"/>};</text:p>
          <text:p text:style-name="Preformatted_20_Text"><text:s text:c="8"/>$this-&gt;loadComponent('RequestHandler', [</text:p>
          <text:p text:style-name="Preformatted_20_Text"><text:s text:c="12"/>'inputTypeMap' =&gt; [</text:p>
          <text:p text:style-name="Preformatted_20_Text"><text:s text:c="16"/>'csv' =&gt; [$parser]</text:p>
          <text:p text:style-name="Preformatted_20_Text"><text:s text:c="12"/>]</text:p>
          <text:p text:style-name="Preformatted_20_Text"><text:s text:c="8"/>]);</text:p>
          <text:p text:style-name="Preformatted_20_Text"><text:s text:c="4"/>}</text:p>
          <text:p text:style-name="P17">}</text:p>
          <text:p text:style-name="Text_20_body">You can use any <text:a xlink:type="simple" xlink:href="http://php.net/callback" text:style-name="Internet_20_link" text:visited-style-name="Visited_20_Internet_20_Link">callable</text:a> for the handling function. You can also pass additional arguments to the callback, this is useful for callbacks like <text:span text:style-name="Source_20_Text">json_decode</text:span>:</text:p>
          <text:p text:style-name="Preformatted_20_Text">$this-&gt;RequestHandler-&gt;addInputType('json', ['json_decode', true]);</text:p>
          <text:p text:style-name="Preformatted_20_Text"/>
          <text:p text:style-name="Preformatted_20_Text">// After 3.1.0 you should use</text:p>
          <text:p text:style-name="P17"><text:soft-page-break/>$this-&gt;RequestHandler-&gt;config('inputTypeMap.json', ['json_decode', true]);</text:p>
          <text:p text:style-name="Text_20_body">The above will make <text:span text:style-name="Source_20_Text">$this-&gt;request-&gt;getData()</text:span> an array of the JSON input data, without the additional <text:span text:style-name="Source_20_Text">true</text:span> you’d get a set of <text:span text:style-name="Source_20_Text">stdClass</text:span> objects.</text:p>
          <text:p text:style-name="Text_20_body">Deprecated since version 3.1.0: As of 3.1.0 the <text:span text:style-name="Source_20_Text">addInputType()</text:span> method is deprecated. You should use <text:span text:style-name="Source_20_Text">config()</text:span> to add input types at runtime.</text:p>
        </text:section>
        <text:section text:style-name="Sect1" text:name="checking-content-type-preferences">
          <text:h text:style-name="Heading_20_2" text:outline-level="2">Checking Content-Type Preferences</text:h>
          <text:p text:style-name="P13"><text:bookmark text:name="RequestHandlerComponent::prefers"/><text:span text:style-name="Source_20_Text">RequestHandlerComponent::prefers</text:span>(<text:span text:style-name="Emphasis">$type = null</text:span>) </text:p>
          <text:p text:style-name="Text_20_body">Determines which content-types the client prefers. If no parameter is given the most likely content type is returned. If $type is an array the first type the client accepts will be returned. Preference is determined primarily by the file extension parsed by Router if one has been provided, and secondly by the list of content-types in <text:span text:style-name="Source_20_Text">HTTP_ACCEPT</text:span>:</text:p>
          <text:p text:style-name="P17">$this-&gt;RequestHandler-&gt;prefers('json');</text:p>
        </text:section>
        <text:section text:style-name="Sect1" text:name="responding-to-requests">
          <text:h text:style-name="Heading_20_2" text:outline-level="2">Responding To Requests</text:h>
          <text:p text:style-name="P13"><text:bookmark text:name="RequestHandlerComponent::renderAs"/><text:span text:style-name="Source_20_Text">RequestHandlerComponent::renderAs</text:span>(<text:span text:style-name="Emphasis">$controller</text:span>, <text:span text:style-name="Emphasis">$type</text:span>) </text:p>
          <text:p text:style-name="Text_20_body">Change the render mode of a controller to the specified type. Will also append the appropriate helper to the controller’s helper array if available and not already in the array:</text:p>
          <text:p text:style-name="Preformatted_20_Text">// Force the controller to render an xml response.</text:p>
          <text:p text:style-name="P17">$this-&gt;RequestHandler-&gt;renderAs($this, 'xml');</text:p>
          <text:p text:style-name="Text_20_body">This method will also attempt to add a helper that matches your current content type. For example if you render as <text:span text:style-name="Source_20_Text">rss</text:span>, the <text:span text:style-name="Source_20_Text">RssHelper</text:span> will be added.</text:p>
          <text:p text:style-name="P13"><text:bookmark text:name="RequestHandlerComponent::respondAs"/><text:span text:style-name="Source_20_Text">RequestHandlerComponent::respondAs</text:span>(<text:span text:style-name="Emphasis">$type</text:span>, <text:span text:style-name="Emphasis">$options</text:span>) </text:p>
          <text:p text:style-name="Text_20_body">Sets the response header based on content-type map names. This method lets you set a number of response properties at once:</text:p>
          <text:p text:style-name="Preformatted_20_Text">$this-&gt;RequestHandler-&gt;respondAs('xml', [</text:p>
          <text:p text:style-name="Preformatted_20_Text"><text:s text:c="4"/>// Force download</text:p>
          <text:p text:style-name="Preformatted_20_Text"><text:s text:c="4"/>'attachment' =&gt; true,</text:p>
          <text:p text:style-name="Preformatted_20_Text"><text:s text:c="4"/>'charset' =&gt; 'UTF-8'</text:p>
          <text:p text:style-name="P17">]);</text:p>
          <text:p text:style-name="P13"><text:bookmark text:name="RequestHandlerComponent::responseType"/><text:span text:style-name="Source_20_Text">RequestHandlerComponent::responseType</text:span>() </text:p>
          <text:p text:style-name="Text_20_body">Returns the current response type Content-type header or null if one has yet to be set.</text:p>
        </text:section>
        <text:section text:style-name="Sect1" text:name="taking-advantage-of-http-cache-validation">
          <text:h text:style-name="Heading_20_2" text:outline-level="2">Taking Advantage of HTTP Cache Validation</text:h>
          <text:p text:style-name="Text_20_body">The HTTP cache validation model is one of the processes used for cache gateways, also known as reverse proxies, to determine if they can serve a stored copy of a response to <text:soft-page-break/>the client. Under this model, you mostly save bandwidth, but when used correctly you can also save some CPU processing, reducing this way response times.</text:p>
          <text:p text:style-name="Text_20_body">Enabling the RequestHandlerComponent in your controller automatically activates a check done before rendering the view. This check compares the response object against the original request to determine whether the response was not modified since the last time the client asked for it.</text:p>
          <text:p text:style-name="Text_20_body">If response is evaluated as not modified, then the view rendering process is stopped, saving processing time, saving bandwidth and no content is returned to the client. The response status code is then set to <text:span text:style-name="Source_20_Text">304 Not Modified</text:span>.</text:p>
          <text:p text:style-name="Text_20_body">You can opt-out this automatic checking by setting the <text:span text:style-name="Source_20_Text">checkHttpCache</text:span> setting to <text:span text:style-name="Source_20_Text">false</text:span>:</text:p>
          <text:p text:style-name="Preformatted_20_Text">public function initialize()</text:p>
          <text:p text:style-name="Preformatted_20_Text">{</text:p>
          <text:p text:style-name="Preformatted_20_Text"><text:s text:c="4"/>parent::initialize();</text:p>
          <text:p text:style-name="Preformatted_20_Text"><text:s text:c="4"/>$this-&gt;loadComponent('RequestHandler', [</text:p>
          <text:p text:style-name="Preformatted_20_Text"><text:s text:c="8"/>'checkHttpCache' =&gt; false</text:p>
          <text:p text:style-name="Preformatted_20_Text"><text:s text:c="4"/>]);</text:p>
          <text:p text:style-name="P17">}</text:p>
        </text:section>
        <text:section text:style-name="Sect1" text:name="using-custom-viewclasses">
          <text:h text:style-name="Heading_20_2" text:outline-level="2">Using Custom ViewClasses</text:h>
          <text:p text:style-name="Text_20_body">When using JsonView/XmlView you might want to override the default serialization with a custom View class, or add View classes for other types.</text:p>
          <text:p text:style-name="Text_20_body">You can map existing and new types to your custom classes. You can also set this automatically by using the <text:span text:style-name="Source_20_Text">viewClassMap</text:span> setting:</text:p>
          <text:p text:style-name="Preformatted_20_Text">public function initialize()</text:p>
          <text:p text:style-name="Preformatted_20_Text">{</text:p>
          <text:p text:style-name="Preformatted_20_Text"><text:s text:c="4"/>parent::initialize();</text:p>
          <text:p text:style-name="Preformatted_20_Text"><text:s text:c="4"/>$this-&gt;loadComponent('RequestHandler', [</text:p>
          <text:p text:style-name="Preformatted_20_Text"><text:s text:c="8"/>'viewClassMap' =&gt; [</text:p>
          <text:p text:style-name="Preformatted_20_Text"><text:s text:c="12"/>'json' =&gt; 'ApiKit.MyJson',</text:p>
          <text:p text:style-name="Preformatted_20_Text"><text:s text:c="12"/>'xml' =&gt; 'ApiKit.MyXml',</text:p>
          <text:p text:style-name="Preformatted_20_Text"><text:s text:c="12"/>'csv' =&gt; 'ApiKit.Csv'</text:p>
          <text:p text:style-name="Preformatted_20_Text"><text:s text:c="8"/>]</text:p>
          <text:p text:style-name="Preformatted_20_Text"><text:s text:c="4"/>]);</text:p>
          <text:p text:style-name="P17">}</text:p>
          <text:p text:style-name="Text_20_body">Deprecated since version 3.1.0: As of 3.1.0 the <text:span text:style-name="Source_20_Text">viewClassMap()</text:span> method is deprecated. You should use <text:span text:style-name="Source_20_Text">config()</text:span> to change the viewClassMap at runtime.</text:p>
        </text:section>
      </text:section>
      <text:p text:style-name="Standard"/>
      <text:h text:style-name="Heading_20_1" text:outline-level="1">Request &amp; Response Objects</text:h>
      <text:p text:style-name="Text_20_body">The request and response objects provide an abstraction around HTTP requests and responses. The request object in CakePHP allows you to introspect an incoming request, <text:soft-page-break/>while the response object allows you to effortlessly create HTTP responses from your controllers.</text:p>
      <text:section text:style-name="Sect1" text:name="request">
        <text:h text:style-name="Heading_20_2" text:outline-level="2"><text:bookmark text:name="cake-request"/><text:bookmark text:name="index-0"/>Request</text:h>
        <text:p text:style-name="P13"><text:bookmark text:name="Cake\Http\ServerRequest"/><text:span text:style-name="Emphasis">class </text:span><text:span text:style-name="Source_20_Text">Cake\Http\ServerRequest</text:span> </text:p>
        <text:p text:style-name="Text_20_body"><text:span text:style-name="Source_20_Text">ServerRequest</text:span> is the default request object used in CakePHP. It centralizes a number of features for interrogating and interacting with request data. On each request one Request is created and then passed by reference to the various layers of an application that use request data. By default the request is assigned to <text:span text:style-name="Source_20_Text">$this-&gt;request</text:span>, and is available in Controllers, Cells, Views and Helpers. You can also access it in Components using the controller reference. Some of the duties <text:span text:style-name="Source_20_Text">ServerRequest</text:span> performs include:</text:p>
        <text:list xml:id="list5820085920512449979" text:style-name="L2">
          <text:list-item>
            <text:p text:style-name="P7">Processing the GET, POST, and FILES arrays into the data structures you are familiar with. </text:p>
          </text:list-item>
          <text:list-item>
            <text:p text:style-name="P7">Providing environment introspection pertaining to the request. Information like the headers sent, the client’s IP address, and the subdomain/domain names the server your application is running on. </text:p>
          </text:list-item>
          <text:list-item>
            <text:p text:style-name="P1">Providing access to request parameters both as array indexes and object properties. </text:p>
          </text:list-item>
        </text:list>
        <text:p text:style-name="Text_20_body">As of 3.4.0, CakePHP’s request object implements the <text:a xlink:type="simple" xlink:href="http://www.php-fig.org/psr/psr-7/" text:style-name="Internet_20_link" text:visited-style-name="Visited_20_Internet_20_Link">PSR-7 ServerRequestInterface</text:a> making it easier to use libraries from outside of CakePHP.</text:p>
        <text:section text:style-name="Sect1" text:name="request-parameters">
          <text:h text:style-name="Heading_20_3" text:outline-level="3">Request Parameters</text:h>
          <text:p text:style-name="Text_20_body">The request exposes the routing parameters through the <text:span text:style-name="Source_20_Text">getParam()</text:span> method:</text:p>
          <text:p text:style-name="Preformatted_20_Text">$controllerName = $this-&gt;request-&gt;getParam('controller');</text:p>
          <text:p text:style-name="Preformatted_20_Text"/>
          <text:p text:style-name="Preformatted_20_Text">// Prior to 3.4.0</text:p>
          <text:p text:style-name="P17">$controllerName = $this-&gt;request-&gt;param('controller');</text:p>
          <text:p text:style-name="Text_20_body">All <text:a xlink:type="simple" xlink:href="https://book.cakephp.org/3.0/en/development/routing.html#route-elements" text:style-name="Internet_20_link" text:visited-style-name="Visited_20_Internet_20_Link">Route Elements</text:a> are accessed through this interface.</text:p>
          <text:p text:style-name="Text_20_body">In addition to <text:a xlink:type="simple" xlink:href="https://book.cakephp.org/3.0/en/development/routing.html#route-elements" text:style-name="Internet_20_link" text:visited-style-name="Visited_20_Internet_20_Link">Route Elements</text:a>, you also often need access to <text:a xlink:type="simple" xlink:href="https://book.cakephp.org/3.0/en/development/routing.html#passed-arguments" text:style-name="Internet_20_link" text:visited-style-name="Visited_20_Internet_20_Link">Passed Arguments</text:a>. These are both available on the request object as well:</text:p>
          <text:p text:style-name="Preformatted_20_Text">// Passed arguments</text:p>
          <text:p text:style-name="P17">$passedArgs = $this-&gt;request-&gt;getParam('pass');</text:p>
          <text:p text:style-name="Text_20_body">Will all provide you access to the passed arguments. There are several important/useful parameters that CakePHP uses internally, these are also all found in the routing parameters:</text:p>
          <text:list xml:id="list4122292786189540272" text:style-name="L3">
            <text:list-item>
              <text:p text:style-name="P8"><text:span text:style-name="Source_20_Text">plugin</text:span> The plugin handling the request. Will be null when there is no plugin. </text:p>
            </text:list-item>
            <text:list-item>
              <text:p text:style-name="P8"><text:span text:style-name="Source_20_Text">controller</text:span> The controller handling the current request. </text:p>
            </text:list-item>
            <text:list-item>
              <text:p text:style-name="P8"><text:span text:style-name="Source_20_Text">action</text:span> The action handling the current request. </text:p>
            </text:list-item>
            <text:list-item>
              <text:p text:style-name="P2"><text:span text:style-name="Source_20_Text">prefix</text:span> The prefix for the current action. See <text:a xlink:type="simple" xlink:href="https://book.cakephp.org/3.0/en/development/routing.html#prefix-routing" text:style-name="Internet_20_link" text:visited-style-name="Visited_20_Internet_20_Link">Prefix Routing</text:a> for more information. </text:p>
            </text:list-item>
          </text:list>
        </text:section>
        <text:section text:style-name="Sect1" text:name="query-string-parameters">
          <text:h text:style-name="Heading_20_3" text:outline-level="3"><text:soft-page-break/>Query String Parameters</text:h>
          <text:p text:style-name="P13"><text:bookmark text:name="Cake\Http\ServerRequest::getQuery"/><text:span text:style-name="Source_20_Text">Cake\Http\ServerRequest::getQuery</text:span>(<text:span text:style-name="Emphasis">$name</text:span>) </text:p>
          <text:p text:style-name="Text_20_body">Query string parameters can be read using the <text:span text:style-name="Source_20_Text">getQuery()</text:span> method:</text:p>
          <text:p text:style-name="Preformatted_20_Text">// URL is /posts/index?page=1&amp;sort=title</text:p>
          <text:p text:style-name="Preformatted_20_Text">$page = $this-&gt;request-&gt;getQuery('page');</text:p>
          <text:p text:style-name="Preformatted_20_Text"/>
          <text:p text:style-name="Preformatted_20_Text">// Prior to 3.4.0</text:p>
          <text:p text:style-name="P17">$page = $this-&gt;request-&gt;query('page');</text:p>
          <text:p text:style-name="Text_20_body">You can either directly access the query property, or you can use <text:span text:style-name="Source_20_Text">getQuery()</text:span> method to read the URL query array in an error-free manner. Any keys that do not exist will return <text:span text:style-name="Source_20_Text">null</text:span>:</text:p>
          <text:p text:style-name="Preformatted_20_Text">$foo = $this-&gt;request-&gt;getQuery('value_that_does_not_exist');</text:p>
          <text:p text:style-name="Preformatted_20_Text">// $foo === null</text:p>
          <text:p text:style-name="Preformatted_20_Text"/>
          <text:p text:style-name="Preformatted_20_Text">// You can also provide default values</text:p>
          <text:p text:style-name="P17">$foo = $this-&gt;request-&gt;getQuery('does_not_exist', 'default val');</text:p>
          <text:p text:style-name="Text_20_body">If you want to access all the query parameters you can use <text:span text:style-name="Source_20_Text">getQueryParams()</text:span>:</text:p>
          <text:p text:style-name="P17">$query = $this-&gt;request-&gt;getQueryParams();</text:p>
          <text:p text:style-name="Text_20_body">New in version 3.4.0: <text:span text:style-name="Source_20_Text">getQueryParams()</text:span> and <text:span text:style-name="Source_20_Text">getQuery()</text:span> were added in 3.4.0</text:p>
        </text:section>
        <text:section text:style-name="Sect1" text:name="request-body-data">
          <text:h text:style-name="Heading_20_3" text:outline-level="3">Request Body Data</text:h>
          <text:p text:style-name="P13"><text:bookmark text:name="Cake\Http\ServerRequest::getData"/><text:span text:style-name="Source_20_Text">Cake\Http\ServerRequest::getData</text:span>(<text:span text:style-name="Emphasis">$name</text:span>, <text:span text:style-name="Emphasis">$default = null</text:span>) </text:p>
          <text:p text:style-name="Text_20_body">All POST data can be accessed using <text:a xlink:type="simple" xlink:href="https://book.cakephp.org/3.0/en/controllers/request-response.html#Cake%5CHttp%5CServerRequest::getData" text:style-name="Internet_20_link" text:visited-style-name="Visited_20_Internet_20_Link"><text:span text:style-name="Source_20_Text">Cake\Http\ServerRequest::getData()</text:span></text:a>. Any form data that contains a <text:span text:style-name="Source_20_Text">data</text:span> prefix will have that data prefix removed. For example:</text:p>
          <text:p text:style-name="Preformatted_20_Text">// An input with a name attribute equal to 'MyModel[title]' is accessible at</text:p>
          <text:p text:style-name="P17">$title = $this-&gt;request-&gt;getData('MyModel.title');</text:p>
          <text:p text:style-name="Text_20_body">Any keys that do not exist will return <text:span text:style-name="Source_20_Text">null</text:span>:</text:p>
          <text:p text:style-name="Preformatted_20_Text">$foo = $this-&gt;request-&gt;getData('Value.that.does.not.exist');</text:p>
          <text:p text:style-name="P17">// $foo == null</text:p>
        </text:section>
        <text:section text:style-name="Sect1" text:name="put-patch-or-delete-data">
          <text:h text:style-name="Heading_20_3" text:outline-level="3">PUT, PATCH or DELETE Data</text:h>
          <text:p text:style-name="P13"><text:bookmark text:name="Cake\Http\ServerRequest::input"/><text:span text:style-name="Source_20_Text">Cake\Http\ServerRequest::input</text:span>(<text:span text:style-name="Emphasis">$callback</text:span>[, <text:span text:style-name="Emphasis">$options</text:span>]) </text:p>
          <text:p text:style-name="Text_20_body">When building REST services, you often accept request data on <text:span text:style-name="Source_20_Text">PUT</text:span> and <text:span text:style-name="Source_20_Text">DELETE</text:span> requests. Any <text:span text:style-name="Source_20_Text">application/x-www-form-urlencoded</text:span> request body data will automatically be parsed and set to <text:span text:style-name="Source_20_Text">$this-&gt;data</text:span> for <text:span text:style-name="Source_20_Text">PUT</text:span> and <text:span text:style-name="Source_20_Text">DELETE</text:span> requests. If you are accepting JSON or XML data, see below for how you can access those request bodies.</text:p>
          <text:p text:style-name="Text_20_body"><text:soft-page-break/>When accessing the input data, you can decode it with an optional function. This is useful when interacting with XML or JSON request body content. Additional parameters for the decoding function can be passed as arguments to <text:span text:style-name="Source_20_Text">input()</text:span>:</text:p>
          <text:p text:style-name="P17">$jsonData = $this-&gt;request-&gt;input('json_decode');</text:p>
        </text:section>
        <text:section text:style-name="Sect1" text:name="environment-variables-from-server-and-env">
          <text:h text:style-name="Heading_20_3" text:outline-level="3">Environment Variables (from $_SERVER and $_ENV)</text:h>
          <text:p text:style-name="P13"><text:bookmark text:name="Cake\Http\ServerRequest::env"/><text:span text:style-name="Source_20_Text">Cake\Http\ServerRequest::env</text:span>(<text:span text:style-name="Emphasis">$key</text:span>, <text:span text:style-name="Emphasis">$value = null</text:span>) </text:p>
          <text:p text:style-name="Text_20_body"><text:span text:style-name="Source_20_Text">ServerRequest::env()</text:span> is a wrapper for <text:span text:style-name="Source_20_Text">env()</text:span> global function and acts as a getter/setter for environment variables without having to modify globals <text:span text:style-name="Source_20_Text">$_SERVER</text:span> and <text:span text:style-name="Source_20_Text">$_ENV</text:span>:</text:p>
          <text:p text:style-name="Preformatted_20_Text">// Get the host</text:p>
          <text:p text:style-name="Preformatted_20_Text">$host = $this-&gt;request-&gt;env('HTTP_HOST');</text:p>
          <text:p text:style-name="Preformatted_20_Text"/>
          <text:p text:style-name="Preformatted_20_Text">// Set a value, generally helpful in testing.</text:p>
          <text:p text:style-name="P17">$this-&gt;request-&gt;env('REQUEST_METHOD', 'POST');</text:p>
          <text:p text:style-name="Text_20_body">To access all the environment variables in a request use <text:span text:style-name="Source_20_Text">getServerParams()</text:span>:</text:p>
          <text:p text:style-name="P17">$env = $this-&gt;request-&gt;getServerParams();</text:p>
          <text:p text:style-name="Text_20_body">New in version 3.4.0: <text:span text:style-name="Source_20_Text">getServerParams()</text:span> was added in 3.4.0</text:p>
        </text:section>
        <text:section text:style-name="Sect1" text:name="xml-or-json-data">
          <text:h text:style-name="Heading_20_3" text:outline-level="3">XML or JSON Data</text:h>
          <text:p text:style-name="Text_20_body">Applications employing <text:a xlink:type="simple" xlink:href="https://book.cakephp.org/3.0/en/development/rest.html" text:style-name="Internet_20_link" text:visited-style-name="Visited_20_Internet_20_Link">REST</text:a> often exchange data in non-URL-encoded post bodies. You can read input data in any format using <text:a xlink:type="simple" xlink:href="https://book.cakephp.org/3.0/en/controllers/request-response.html#Cake%5CHttp%5CServerRequest::input" text:style-name="Internet_20_link" text:visited-style-name="Visited_20_Internet_20_Link"><text:span text:style-name="Source_20_Text">Http\ServerRequest::input()</text:span></text:a>. By providing a decoding function, you can receive the content in a deserialized format:</text:p>
          <text:p text:style-name="Preformatted_20_Text">// Get JSON encoded data submitted to a PUT/POST action</text:p>
          <text:p text:style-name="P17">$jsonData = $this-&gt;request-&gt;input('json_decode');</text:p>
          <text:p text:style-name="Text_20_body">Some deserializing methods require additional parameters when called, such as the ‘as array’ parameter on <text:span text:style-name="Source_20_Text">json_decode</text:span>. If you want XML converted into a DOMDocument object, <text:a xlink:type="simple" xlink:href="https://book.cakephp.org/3.0/en/controllers/request-response.html#Cake%5CHttp%5CServerRequest::input" text:style-name="Internet_20_link" text:visited-style-name="Visited_20_Internet_20_Link"><text:span text:style-name="Source_20_Text">Http\ServerRequest::input()</text:span></text:a> supports passing in additional parameters as well:</text:p>
          <text:p text:style-name="Preformatted_20_Text">// Get XML encoded data submitted to a PUT/POST action</text:p>
          <text:p text:style-name="P17">$data = $this-&gt;request-&gt;input('Cake\Utility\Xml::build', ['return' =&gt; 'domdocument']);</text:p>
        </text:section>
        <text:section text:style-name="Sect1" text:name="path-information">
          <text:h text:style-name="Heading_20_3" text:outline-level="3">Path Information</text:h>
          <text:p text:style-name="Text_20_body">The request object also provides useful information about the paths in your application. The <text:span text:style-name="Source_20_Text">base</text:span> and <text:span text:style-name="Source_20_Text">webroot</text:span> attributes are useful for generating URLs, and determining whether or not your application is in a subdirectory. The attributes you can use are:</text:p>
          <text:p text:style-name="Preformatted_20_Text">// Assume the current request URL is /subdir/articles/edit/1?page=1</text:p>
          <text:p text:style-name="Preformatted_20_Text"/>
          <text:p text:style-name="Preformatted_20_Text">// Holds /subdir/articles/edit/1?page=1</text:p>
          <text:p text:style-name="Preformatted_20_Text">$here = $request-&gt;getRequestTarget();</text:p>
          <text:p text:style-name="Preformatted_20_Text"><text:soft-page-break/></text:p>
          <text:p text:style-name="Preformatted_20_Text">// Holds /subdir</text:p>
          <text:p text:style-name="Preformatted_20_Text">$base = $request-&gt;getAttribute('base');</text:p>
          <text:p text:style-name="Preformatted_20_Text"/>
          <text:p text:style-name="Preformatted_20_Text">// Holds /subdir/</text:p>
          <text:p text:style-name="Preformatted_20_Text">$base = $request-&gt;getAttribute('webroot');</text:p>
          <text:p text:style-name="Preformatted_20_Text"/>
          <text:p text:style-name="Preformatted_20_Text">// Prior to 3.4.0</text:p>
          <text:p text:style-name="Preformatted_20_Text">$webroot = $request-&gt;webroot;</text:p>
          <text:p text:style-name="Preformatted_20_Text">$base = $request-&gt;base;</text:p>
          <text:p text:style-name="P17">$here = $request-&gt;here();</text:p>
        </text:section>
        <text:section text:style-name="Sect1" text:name="checking-request-conditions">
          <text:h text:style-name="Heading_20_3" text:outline-level="3"><text:bookmark text:name="check-the-request"/>Checking Request Conditions</text:h>
          <text:p text:style-name="P13"><text:bookmark text:name="Cake\Http\ServerRequest::is"/><text:span text:style-name="Source_20_Text">Cake\Http\ServerRequest::is</text:span>(<text:span text:style-name="Emphasis">$type</text:span>, <text:span text:style-name="Emphasis">$args...</text:span>) </text:p>
          <text:p text:style-name="Text_20_body">The request object provides an easy way to inspect certain conditions in a given request. By using the <text:span text:style-name="Source_20_Text">is()</text:span> method you can check a number of common conditions, as well as inspect other application specific request criteria:</text:p>
          <text:p text:style-name="P17">$isPost = $this-&gt;request-&gt;is('post');</text:p>
          <text:p text:style-name="Text_20_body">You can also extend the request detectors that are available, by using <text:a xlink:type="simple" xlink:href="https://book.cakephp.org/3.0/en/controllers/request-response.html#Cake%5CHttp%5CServerRequest::addDetector" text:style-name="Internet_20_link" text:visited-style-name="Visited_20_Internet_20_Link"><text:span text:style-name="Source_20_Text">Cake\Http\ServerRequest::addDetector()</text:span></text:a> to create new kinds of detectors. There are four different types of detectors that you can create:</text:p>
          <text:list xml:id="list3254887121729957807" text:style-name="L4">
            <text:list-item>
              <text:p text:style-name="P9">Environment value comparison - Compares a value fetched from <text:a xlink:type="simple" xlink:href="https://book.cakephp.org/3.0/en/core-libraries/global-constants-and-functions.html#env" text:style-name="Internet_20_link" text:visited-style-name="Visited_20_Internet_20_Link"><text:span text:style-name="Source_20_Text">env()</text:span></text:a> for equality with the provided value. </text:p>
            </text:list-item>
            <text:list-item>
              <text:p text:style-name="P9">Pattern value comparison - Pattern value comparison allows you to compare a value fetched from <text:a xlink:type="simple" xlink:href="https://book.cakephp.org/3.0/en/core-libraries/global-constants-and-functions.html#env" text:style-name="Internet_20_link" text:visited-style-name="Visited_20_Internet_20_Link"><text:span text:style-name="Source_20_Text">env()</text:span></text:a> to a regular expression. </text:p>
            </text:list-item>
            <text:list-item>
              <text:p text:style-name="P9">Option based comparison - Option based comparisons use a list of options to create a regular expression. Subsequent calls to add an already defined options detector will merge the options. </text:p>
            </text:list-item>
            <text:list-item>
              <text:p text:style-name="P3">Callback detectors - Callback detectors allow you to provide a ‘callback’ type to handle the check. The callback will receive the request object as its only parameter. </text:p>
            </text:list-item>
          </text:list>
          <text:p text:style-name="P13"><text:bookmark text:name="Cake\Http\ServerRequest::addDetector"/><text:span text:style-name="Source_20_Text">Cake\Http\ServerRequest::addDetector</text:span>(<text:span text:style-name="Emphasis">$name</text:span>, <text:span text:style-name="Emphasis">$options</text:span>) </text:p>
          <text:p text:style-name="Text_20_body">Some examples would be:</text:p>
          <text:p text:style-name="Preformatted_20_Text">// Add an environment detector.</text:p>
          <text:p text:style-name="Preformatted_20_Text">$this-&gt;request-&gt;addDetector(</text:p>
          <text:p text:style-name="Preformatted_20_Text"><text:s text:c="4"/>'post',</text:p>
          <text:p text:style-name="Preformatted_20_Text"><text:s text:c="4"/>['env' =&gt; 'REQUEST_METHOD', 'value' =&gt; 'POST']</text:p>
          <text:p text:style-name="Preformatted_20_Text">);</text:p>
          <text:p text:style-name="Preformatted_20_Text"/>
          <text:p text:style-name="Preformatted_20_Text">// Add a pattern value detector.</text:p>
          <text:p text:style-name="Preformatted_20_Text">$this-&gt;request-&gt;addDetector(</text:p>
          <text:p text:style-name="Preformatted_20_Text"><text:s text:c="4"/>'iphone',</text:p>
          <text:p text:style-name="Preformatted_20_Text"><text:s text:c="4"/>['env' =&gt; 'HTTP_USER_AGENT', 'pattern' =&gt; '/iPhone/i']</text:p>
          <text:p text:style-name="Preformatted_20_Text">);</text:p>
          <text:p text:style-name="Preformatted_20_Text"/>
          <text:p text:style-name="Preformatted_20_Text">// Add an option detector</text:p>
          <text:p text:style-name="Preformatted_20_Text">$this-&gt;request-&gt;addDetector('internalIp', [</text:p>
          <text:p text:style-name="Preformatted_20_Text"><text:s text:c="4"/>'env' =&gt; 'CLIENT_IP',</text:p>
          <text:p text:style-name="Preformatted_20_Text"><text:soft-page-break/><text:s text:c="4"/>'options' =&gt; ['192.168.0.101', '192.168.0.100']</text:p>
          <text:p text:style-name="Preformatted_20_Text">]);</text:p>
          <text:p text:style-name="Preformatted_20_Text"/>
          <text:p text:style-name="Preformatted_20_Text">// Add a callback detector. Must be a valid callable.</text:p>
          <text:p text:style-name="Preformatted_20_Text">$this-&gt;request-&gt;addDetector(</text:p>
          <text:p text:style-name="Preformatted_20_Text"><text:s text:c="4"/>'awesome',</text:p>
          <text:p text:style-name="Preformatted_20_Text"><text:s text:c="4"/>function ($request) {</text:p>
          <text:p text:style-name="Preformatted_20_Text"><text:s text:c="8"/>return $request-&gt;getParam('awesome');</text:p>
          <text:p text:style-name="Preformatted_20_Text"><text:s text:c="4"/>}</text:p>
          <text:p text:style-name="Preformatted_20_Text">);</text:p>
          <text:p text:style-name="Preformatted_20_Text"/>
          <text:p text:style-name="Preformatted_20_Text">// Add a detector that uses additional arguments. As of 3.3.0</text:p>
          <text:p text:style-name="Preformatted_20_Text">$this-&gt;request-&gt;addDetector(</text:p>
          <text:p text:style-name="Preformatted_20_Text"><text:s text:c="4"/>'controller',</text:p>
          <text:p text:style-name="Preformatted_20_Text"><text:s text:c="4"/>function ($request, $name) {</text:p>
          <text:p text:style-name="Preformatted_20_Text"><text:s text:c="8"/>return $request-&gt;getParam('controller') === $name;</text:p>
          <text:p text:style-name="Preformatted_20_Text"><text:s text:c="4"/>}</text:p>
          <text:p text:style-name="P17">);</text:p>
          <text:p text:style-name="Text_20_body"><text:span text:style-name="Source_20_Text">Request</text:span> also includes methods like <text:a xlink:type="simple" xlink:href="https://book.cakephp.org/3.0/en/controllers/request-response.html#Cake%5CHttp%5CServerRequest::domain" text:style-name="Internet_20_link" text:visited-style-name="Visited_20_Internet_20_Link"><text:span text:style-name="Source_20_Text">Cake\Http\ServerRequest::domain()</text:span></text:a>, <text:a xlink:type="simple" xlink:href="https://book.cakephp.org/3.0/en/controllers/request-response.html#Cake%5CHttp%5CServerRequest::subdomains" text:style-name="Internet_20_link" text:visited-style-name="Visited_20_Internet_20_Link"><text:span text:style-name="Source_20_Text">Cake\Http\ServerRequest::subdomains()</text:span></text:a> and <text:a xlink:type="simple" xlink:href="https://book.cakephp.org/3.0/en/controllers/request-response.html#Cake%5CHttp%5CServerRequest::host" text:style-name="Internet_20_link" text:visited-style-name="Visited_20_Internet_20_Link"><text:span text:style-name="Source_20_Text">Cake\Http\ServerRequest::host()</text:span></text:a> to help applications with subdomains, have a slightly easier life.</text:p>
          <text:p text:style-name="Text_20_body">There are several built-in detectors that you can use:</text:p>
          <text:list xml:id="list8698732483486250591" text:style-name="L5">
            <text:list-item>
              <text:p text:style-name="P10"><text:span text:style-name="Source_20_Text">is('get')</text:span> Check to see whether the current request is a GET. </text:p>
            </text:list-item>
            <text:list-item>
              <text:p text:style-name="P10"><text:span text:style-name="Source_20_Text">is('put')</text:span> Check to see whether the current request is a PUT. </text:p>
            </text:list-item>
            <text:list-item>
              <text:p text:style-name="P10"><text:span text:style-name="Source_20_Text">is('patch')</text:span> Check to see whether the current request is a PATCH. </text:p>
            </text:list-item>
            <text:list-item>
              <text:p text:style-name="P10"><text:span text:style-name="Source_20_Text">is('post')</text:span> Check to see whether the current request is a POST. </text:p>
            </text:list-item>
            <text:list-item>
              <text:p text:style-name="P10"><text:span text:style-name="Source_20_Text">is('delete')</text:span> Check to see whether the current request is a DELETE. </text:p>
            </text:list-item>
            <text:list-item>
              <text:p text:style-name="P10"><text:span text:style-name="Source_20_Text">is('head')</text:span> Check to see whether the current request is HEAD. </text:p>
            </text:list-item>
            <text:list-item>
              <text:p text:style-name="P10"><text:span text:style-name="Source_20_Text">is('options')</text:span> Check to see whether the current request is OPTIONS. </text:p>
            </text:list-item>
            <text:list-item>
              <text:p text:style-name="P10"><text:span text:style-name="Source_20_Text">is('ajax')</text:span> Check to see whether the current request came with X-Requested-With = XMLHttpRequest. </text:p>
            </text:list-item>
            <text:list-item>
              <text:p text:style-name="P10"><text:span text:style-name="Source_20_Text">is('ssl')</text:span> Check to see whether the request is via SSL. </text:p>
            </text:list-item>
            <text:list-item>
              <text:p text:style-name="P10"><text:span text:style-name="Source_20_Text">is('flash')</text:span> Check to see whether the request has a User-Agent of Flash. </text:p>
            </text:list-item>
            <text:list-item>
              <text:p text:style-name="P10"><text:span text:style-name="Source_20_Text">is('requested')</text:span> Check to see whether the request has a query param ‘requested’ with value 1. </text:p>
            </text:list-item>
            <text:list-item>
              <text:p text:style-name="P10"><text:span text:style-name="Source_20_Text">is('json')</text:span> Check to see whether the request has ‘json’ extension and accept ‘application/json’ mimetype. </text:p>
            </text:list-item>
            <text:list-item>
              <text:p text:style-name="P4"><text:span text:style-name="Source_20_Text">is('xml')</text:span> Check to see whether the request has ‘xml’ extension and accept ‘application/xml’ or ‘text/xml’ mimetype. </text:p>
            </text:list-item>
          </text:list>
          <text:p text:style-name="Text_20_body">New in version 3.3.0: Detectors can take additional parameters as of 3.3.0.</text:p>
        </text:section>
        <text:section text:style-name="Sect1" text:name="session-data">
          <text:h text:style-name="Heading_20_3" text:outline-level="3">Session Data</text:h>
          <text:p text:style-name="Text_20_body">To access the session for a given request use the <text:span text:style-name="Source_20_Text">session()</text:span> method:</text:p>
          <text:p text:style-name="P17">$userName = $this-&gt;request-&gt;session()-&gt;read('Auth.User.name');</text:p>
          <text:p text:style-name="Text_20_body"><text:soft-page-break/>For more information, see the <text:a xlink:type="simple" xlink:href="https://book.cakephp.org/3.0/en/development/sessions.html" text:style-name="Internet_20_link" text:visited-style-name="Visited_20_Internet_20_Link">Sessions</text:a> documentation for how to use the session object.</text:p>
        </text:section>
        <text:section text:style-name="Sect1" text:name="host-and-domain-name">
          <text:h text:style-name="Heading_20_3" text:outline-level="3">Host and Domain Name</text:h>
          <text:p text:style-name="P13"><text:bookmark text:name="Cake\Http\ServerRequest::domain"/><text:span text:style-name="Source_20_Text">Cake\Http\ServerRequest::domain</text:span>(<text:span text:style-name="Emphasis">$tldLength = 1</text:span>) </text:p>
          <text:p text:style-name="Text_20_body">Returns the domain name your application is running on:</text:p>
          <text:p text:style-name="Preformatted_20_Text">// Prints 'example.org'</text:p>
          <text:p text:style-name="P17">echo $request-&gt;domain();</text:p>
          <text:p text:style-name="P13"><text:bookmark text:name="Cake\Http\ServerRequest::subdomains"/><text:span text:style-name="Source_20_Text">Cake\Http\ServerRequest::subdomains</text:span>(<text:span text:style-name="Emphasis">$tldLength = 1</text:span>) </text:p>
          <text:p text:style-name="Text_20_body">Returns the subdomains your application is running on as an array:</text:p>
          <text:p text:style-name="Preformatted_20_Text">// Returns ['my', 'dev'] for 'my.dev.example.org'</text:p>
          <text:p text:style-name="P17">$subdomains = $request-&gt;subdomains();</text:p>
          <text:p text:style-name="P13"><text:bookmark text:name="Cake\Http\ServerRequest::host"/><text:span text:style-name="Source_20_Text">Cake\Http\ServerRequest::host</text:span>() </text:p>
          <text:p text:style-name="Text_20_body">Returns the host your application is on:</text:p>
          <text:p text:style-name="Preformatted_20_Text">// Prints 'my.dev.example.org'</text:p>
          <text:p text:style-name="P17">echo $request-&gt;host();</text:p>
        </text:section>
        <text:section text:style-name="Sect1" text:name="reading-the-http-method">
          <text:h text:style-name="Heading_20_3" text:outline-level="3">Reading the HTTP Method</text:h>
          <text:p text:style-name="P13"><text:bookmark text:name="Cake\Http\ServerRequest::getMethod"/><text:span text:style-name="Source_20_Text">Cake\Http\ServerRequest::getMethod</text:span>() </text:p>
          <text:p text:style-name="Text_20_body">Returns the HTTP method the request was made with:</text:p>
          <text:p text:style-name="Preformatted_20_Text">// Output POST</text:p>
          <text:p text:style-name="Preformatted_20_Text">echo $request-&gt;getMethod();</text:p>
          <text:p text:style-name="Preformatted_20_Text"/>
          <text:p text:style-name="Preformatted_20_Text">// Prior to 3.4.0</text:p>
          <text:p text:style-name="P17">echo $request-&gt;method();</text:p>
        </text:section>
        <text:section text:style-name="Sect1" text:name="restricting-which-http-method-an-action-accepts">
          <text:h text:style-name="Heading_20_3" text:outline-level="3">Restricting Which HTTP method an Action Accepts</text:h>
          <text:p text:style-name="P13"><text:bookmark text:name="Cake\Http\ServerRequest::allowMethod"/><text:span text:style-name="Source_20_Text">Cake\Http\ServerRequest::allowMethod</text:span>(<text:span text:style-name="Emphasis">$methods</text:span>) </text:p>
          <text:p text:style-name="Text_20_body">Set allowed HTTP methods. If not matched, will throw <text:span text:style-name="Source_20_Text">MethodNotAllowedException</text:span>. The 405 response will include the required <text:span text:style-name="Source_20_Text">Allow</text:span> header with the passed methods:</text:p>
          <text:p text:style-name="Preformatted_20_Text">public function delete()</text:p>
          <text:p text:style-name="Preformatted_20_Text">{</text:p>
          <text:p text:style-name="Preformatted_20_Text"><text:s text:c="4"/>// Only accept POST and DELETE requests</text:p>
          <text:p text:style-name="Preformatted_20_Text"><text:s text:c="4"/>$this-&gt;request-&gt;allowMethod(['post', 'delete']);</text:p>
          <text:p text:style-name="Preformatted_20_Text"><text:s text:c="4"/>...</text:p>
          <text:p text:style-name="P17">}</text:p>
        </text:section>
        <text:section text:style-name="Sect1" text:name="reading-http-headers">
          <text:h text:style-name="Heading_20_3" text:outline-level="3">Reading HTTP Headers</text:h>
          <text:p text:style-name="Text_20_body">Allows you to access any of the <text:span text:style-name="Source_20_Text">HTTP_*</text:span> headers that were used for the request. For example:</text:p>
          <text:p text:style-name="Preformatted_20_Text"><text:soft-page-break/>// Get the header as a string</text:p>
          <text:p text:style-name="Preformatted_20_Text">$userAgent = $this-&gt;request-&gt;getHeaderLine('User-Agent');</text:p>
          <text:p text:style-name="Preformatted_20_Text"/>
          <text:p text:style-name="Preformatted_20_Text">// Get an array of all values.</text:p>
          <text:p text:style-name="Preformatted_20_Text">$acceptHeader = $this-&gt;request-&gt;getHeader('Accept');</text:p>
          <text:p text:style-name="Preformatted_20_Text"/>
          <text:p text:style-name="Preformatted_20_Text">// Check if a header exists</text:p>
          <text:p text:style-name="Preformatted_20_Text">$hasAcceptHeader = $this-&gt;request-&gt;hasHeader('Accept');</text:p>
          <text:p text:style-name="Preformatted_20_Text"/>
          <text:p text:style-name="Preformatted_20_Text">// Prior to 3.4.0</text:p>
          <text:p text:style-name="P17">$userAgent = $this-&gt;request-&gt;header('User-Agent');</text:p>
          <text:p text:style-name="Text_20_body">While some apache installs don’t make the <text:span text:style-name="Source_20_Text">Authorization</text:span> header accessible, CakePHP will make it available through apache specific methods as required.</text:p>
          <text:p text:style-name="P13"><text:bookmark text:name="Cake\Http\ServerRequest::referer"/><text:span text:style-name="Source_20_Text">Cake\Http\ServerRequest::referer</text:span>(<text:span text:style-name="Emphasis">$local = false</text:span>) </text:p>
          <text:p text:style-name="Text_20_body">Returns the referring address for the request.</text:p>
          <text:p text:style-name="P13"><text:bookmark text:name="Cake\Http\ServerRequest::clientIp"/><text:span text:style-name="Source_20_Text">Cake\Http\ServerRequest::clientIp</text:span>() </text:p>
          <text:p text:style-name="Text_20_body">Returns the current visitor’s IP address.</text:p>
        </text:section>
        <text:section text:style-name="Sect1" text:name="trusting-proxy-headers">
          <text:h text:style-name="Heading_20_3" text:outline-level="3">Trusting Proxy Headers</text:h>
          <text:p text:style-name="Text_20_body">If your application is behind a load balancer or running on a cloud service, you will often get the load balancer host, port and scheme in your requests. Often load balancers will also send <text:span text:style-name="Source_20_Text">HTTP-X-Forwarded-*</text:span> headers with the original values. The forwarded headers will not be used by CakePHP out of the box. To have the request object use these headers set the <text:span text:style-name="Source_20_Text">trustProxy</text:span> property to <text:span text:style-name="Source_20_Text">true</text:span>:</text:p>
          <text:p text:style-name="Preformatted_20_Text">$this-&gt;request-&gt;trustProxy = true;</text:p>
          <text:p text:style-name="Preformatted_20_Text"/>
          <text:p text:style-name="Preformatted_20_Text">// These methods will now use the proxied headers.</text:p>
          <text:p text:style-name="Preformatted_20_Text">$port = $this-&gt;request-&gt;port();</text:p>
          <text:p text:style-name="Preformatted_20_Text">$host = $this-&gt;request-&gt;host();</text:p>
          <text:p text:style-name="Preformatted_20_Text">$scheme = $this-&gt;request-&gt;scheme();</text:p>
          <text:p text:style-name="P17">$clientIp = $this-&gt;request-&gt;clientIp();</text:p>
        </text:section>
        <text:section text:style-name="Sect1" text:name="checking-accept-headers">
          <text:h text:style-name="Heading_20_3" text:outline-level="3">Checking Accept Headers</text:h>
          <text:p text:style-name="P13"><text:bookmark text:name="Cake\Http\ServerRequest::accepts"/><text:span text:style-name="Source_20_Text">Cake\Http\ServerRequest::accepts</text:span>(<text:span text:style-name="Emphasis">$type = null</text:span>) </text:p>
          <text:p text:style-name="Text_20_body">Find out which content types the client accepts, or check whether it accepts a particular type of content.</text:p>
          <text:p text:style-name="Text_20_body">Get all types:</text:p>
          <text:p text:style-name="P17">$accepts = $this-&gt;request-&gt;accepts();</text:p>
          <text:p text:style-name="Text_20_body">Check for a single type:</text:p>
          <text:p text:style-name="P17">$acceptsJson = $this-&gt;request-&gt;accepts('application/json');</text:p>
          <text:p text:style-name="P13"><text:bookmark text:name="Cake\Http\ServerRequest::acceptLanguage"/><text:span text:style-name="Source_20_Text">Cake\Http\ServerRequest::acceptLanguage</text:span>(<text:span text:style-name="Emphasis">$language = null</text:span>) </text:p>
          <text:p text:style-name="Text_20_body"><text:soft-page-break/>Get all the languages accepted by the client, or check whether a specific language is accepted.</text:p>
          <text:p text:style-name="Text_20_body">Get the list of accepted languages:</text:p>
          <text:p text:style-name="P17">$acceptsLanguages = $this-&gt;request-&gt;acceptLanguage();</text:p>
          <text:p text:style-name="Text_20_body">Check whether a specific language is accepted:</text:p>
          <text:p text:style-name="P17">$acceptsSpanish = $this-&gt;request-&gt;acceptLanguage('es-es');</text:p>
        </text:section>
        <text:section text:style-name="Sect1" text:name="cookies">
          <text:h text:style-name="Heading_20_3" text:outline-level="3"><text:bookmark text:name="request-cookies"/>Cookies</text:h>
          <text:p text:style-name="Text_20_body">Request cookies can be read through a number of methods:</text:p>
          <text:p text:style-name="Preformatted_20_Text">// Get the cookie value, or null if the cookie is missing.</text:p>
          <text:p text:style-name="Preformatted_20_Text">$rememberMe = $this-&gt;request-&gt;getCookie('remember_me');</text:p>
          <text:p text:style-name="Preformatted_20_Text"/>
          <text:p text:style-name="Preformatted_20_Text">// Read the value, or get the default of 0</text:p>
          <text:p text:style-name="Preformatted_20_Text">$rememberMe = $this-&gt;request-&gt;getCookie('remember_me', 0);</text:p>
          <text:p text:style-name="Preformatted_20_Text"/>
          <text:p text:style-name="Preformatted_20_Text">// Get all cookies as an hash</text:p>
          <text:p text:style-name="Preformatted_20_Text">$cookies = $this-&gt;request-&gt;getCookieParams();</text:p>
          <text:p text:style-name="Preformatted_20_Text"/>
          <text:p text:style-name="Preformatted_20_Text">// Get a CookieCollection instance (starting with 3.5.0)</text:p>
          <text:p text:style-name="P17">$cookies = $this-&gt;request-&gt;getCookieCollection()</text:p>
          <text:p text:style-name="Text_20_body">See the <text:a xlink:type="simple" xlink:href="https://book.cakephp.org/3.0/en/controllers/request-response.html#Cake%5CHttp%5CCookie%5CCookieCollection" text:style-name="Internet_20_link" text:visited-style-name="Visited_20_Internet_20_Link"><text:span text:style-name="Source_20_Text">Cake\Http\Cookie\CookieCollection</text:span></text:a> documentation for how to work with cookie collection.</text:p>
          <text:p text:style-name="Text_20_body">New in version 3.5.0: <text:span text:style-name="Source_20_Text">ServerRequest::getCookieCollection()</text:span> was added in 3.5.0</text:p>
        </text:section>
      </text:section>
      <text:section text:style-name="Sect1" text:name="response">
        <text:h text:style-name="Heading_20_2" text:outline-level="2"><text:bookmark text:name="index-1"/>Response</text:h>
        <text:p text:style-name="P13"><text:bookmark text:name="Cake\Http\Response"/><text:span text:style-name="Emphasis">class </text:span><text:span text:style-name="Source_20_Text">Cake\Http\Response</text:span> </text:p>
        <text:p text:style-name="Text_20_body"><text:a xlink:type="simple" xlink:href="https://book.cakephp.org/3.0/en/controllers/request-response.html#Cake%5CHttp%5CResponse" text:style-name="Internet_20_link" text:visited-style-name="Visited_20_Internet_20_Link"><text:span text:style-name="Source_20_Text">Cake\Http\Response</text:span></text:a> is the default response class in CakePHP. It encapsulates a number of features and functionality for generating HTTP responses in your application. It also assists in testing, as it can be mocked/stubbed allowing you to inspect headers that will be sent. Like <text:a xlink:type="simple" xlink:href="https://book.cakephp.org/3.0/en/controllers/request-response.html#Cake%5CHttp%5CServerRequest" text:style-name="Internet_20_link" text:visited-style-name="Visited_20_Internet_20_Link"><text:span text:style-name="Source_20_Text">Cake\Http\ServerRequest</text:span></text:a>, <text:a xlink:type="simple" xlink:href="https://book.cakephp.org/3.0/en/controllers/request-response.html#Cake%5CHttp%5CResponse" text:style-name="Internet_20_link" text:visited-style-name="Visited_20_Internet_20_Link"><text:span text:style-name="Source_20_Text">Cake\Http\Response</text:span></text:a> consolidates a number of methods previously found on <text:span text:style-name="Source_20_Text">Controller</text:span>, <text:a xlink:type="simple" xlink:href="https://book.cakephp.org/3.0/en/controllers/components/request-handling.html#RequestHandlerComponent" text:style-name="Internet_20_link" text:visited-style-name="Visited_20_Internet_20_Link"><text:span text:style-name="Source_20_Text">RequestHandlerComponent</text:span></text:a> and <text:span text:style-name="Source_20_Text">Dispatcher</text:span>. The old methods are deprecated in favour of using <text:a xlink:type="simple" xlink:href="https://book.cakephp.org/3.0/en/controllers/request-response.html#Cake%5CHttp%5CResponse" text:style-name="Internet_20_link" text:visited-style-name="Visited_20_Internet_20_Link"><text:span text:style-name="Source_20_Text">Cake\Http\Response</text:span></text:a>.</text:p>
        <text:p text:style-name="Text_20_body"><text:span text:style-name="Source_20_Text">Response</text:span> provides an interface to wrap the common response-related tasks such as:</text:p>
        <text:list xml:id="list6851903277736163949" text:style-name="L6">
          <text:list-item>
            <text:p text:style-name="P11">Sending headers for redirects. </text:p>
          </text:list-item>
          <text:list-item>
            <text:p text:style-name="P11">Sending content type headers. </text:p>
          </text:list-item>
          <text:list-item>
            <text:p text:style-name="P11">Sending any header. </text:p>
          </text:list-item>
          <text:list-item>
            <text:p text:style-name="P5">Sending the response body. </text:p>
          </text:list-item>
        </text:list>
        <text:section text:style-name="Sect1" text:name="dealing-with-content-types">
          <text:h text:style-name="Heading_20_3" text:outline-level="3"><text:soft-page-break/>Dealing with Content Types</text:h>
          <text:p text:style-name="P13"><text:bookmark text:name="Cake\Http\Response::withType"/><text:span text:style-name="Source_20_Text">Cake\Http\Response::withType</text:span>(<text:span text:style-name="Emphasis">$contentType = null</text:span>) </text:p>
          <text:p text:style-name="Text_20_body">You can control the Content-Type of your application’s responses with <text:a xlink:type="simple" xlink:href="https://book.cakephp.org/3.0/en/controllers/request-response.html#Cake%5CHttp%5CResponse::withType" text:style-name="Internet_20_link" text:visited-style-name="Visited_20_Internet_20_Link"><text:span text:style-name="Source_20_Text">Cake\Http\Response::withType()</text:span></text:a>. If your application needs to deal with content types that are not built into Response, you can map them with <text:span text:style-name="Source_20_Text">type()</text:span> as well:</text:p>
          <text:p text:style-name="Preformatted_20_Text">// Add a vCard type</text:p>
          <text:p text:style-name="Preformatted_20_Text">$this-&gt;response-&gt;type(['vcf' =&gt; 'text/v-card']);</text:p>
          <text:p text:style-name="Preformatted_20_Text"/>
          <text:p text:style-name="Preformatted_20_Text">// Set the response Content-Type to vcard.</text:p>
          <text:p text:style-name="Preformatted_20_Text">$this-&gt;response = $this-&gt;response-&gt;withType('vcf');</text:p>
          <text:p text:style-name="Preformatted_20_Text"/>
          <text:p text:style-name="Preformatted_20_Text">// Prior to 3.4.0</text:p>
          <text:p text:style-name="P17">$this-&gt;response-&gt;type('vcf');</text:p>
          <text:p text:style-name="Text_20_body">Usually, you’ll want to map additional content types in your controller’s <text:span text:style-name="Source_20_Text">beforeFilter()</text:span> callback, so you can leverage the automatic view switching features of <text:a xlink:type="simple" xlink:href="https://book.cakephp.org/3.0/en/controllers/components/request-handling.html#RequestHandlerComponent" text:style-name="Internet_20_link" text:visited-style-name="Visited_20_Internet_20_Link"><text:span text:style-name="Source_20_Text">RequestHandlerComponent</text:span></text:a> if you are using it.</text:p>
        </text:section>
        <text:section text:style-name="Sect1" text:name="sending-files">
          <text:h text:style-name="Heading_20_3" text:outline-level="3"><text:bookmark text:name="cake-response-file"/>Sending Files</text:h>
          <text:p text:style-name="P13"><text:bookmark text:name="Cake\Http\Response::withFile"/><text:span text:style-name="Source_20_Text">Cake\Http\Response::withFile</text:span>(<text:span text:style-name="Emphasis">$path</text:span>, <text:span text:style-name="Emphasis">$options = []</text:span>) </text:p>
          <text:p text:style-name="Text_20_body">There are times when you want to send files as responses for your requests. You can accomplish that by using <text:a xlink:type="simple" xlink:href="https://book.cakephp.org/3.0/en/controllers/request-response.html#Cake%5CHttp%5CResponse::withFile" text:style-name="Internet_20_link" text:visited-style-name="Visited_20_Internet_20_Link"><text:span text:style-name="Source_20_Text">Cake\Http\Response::withFile()</text:span></text:a>:</text:p>
          <text:p text:style-name="Preformatted_20_Text">public function sendFile($id)</text:p>
          <text:p text:style-name="Preformatted_20_Text">{</text:p>
          <text:p text:style-name="Preformatted_20_Text"><text:s text:c="4"/>$file = $this-&gt;Attachments-&gt;getFile($id);</text:p>
          <text:p text:style-name="Preformatted_20_Text"><text:s text:c="4"/>$response = $this-&gt;response-&gt;withFile($file['path']);</text:p>
          <text:p text:style-name="Preformatted_20_Text"><text:s text:c="4"/>// Return the response to prevent controller from trying to render</text:p>
          <text:p text:style-name="Preformatted_20_Text"><text:s text:c="4"/>// a view.</text:p>
          <text:p text:style-name="Preformatted_20_Text"><text:s text:c="4"/>return $response;</text:p>
          <text:p text:style-name="Preformatted_20_Text">}</text:p>
          <text:p text:style-name="Preformatted_20_Text"/>
          <text:p text:style-name="Preformatted_20_Text">// Prior to 3.4.0</text:p>
          <text:p text:style-name="Preformatted_20_Text">$file = $this-&gt;Attachments-&gt;getFile($id);</text:p>
          <text:p text:style-name="Preformatted_20_Text">$this-&gt;response-&gt;file($file['path']);</text:p>
          <text:p text:style-name="Preformatted_20_Text">// Return the response to prevent controller from trying to render</text:p>
          <text:p text:style-name="Preformatted_20_Text">// a view.</text:p>
          <text:p text:style-name="P17">return $this-&gt;response;</text:p>
          <text:p text:style-name="Text_20_body">As shown in the above example, you must pass the file path to the method. CakePHP will send a proper content type header if it’s a known file type listed in <text:span text:style-name="Citation">Cake\Http\Reponse::$_mimeTypes</text:span>. You can add new types prior to calling <text:a xlink:type="simple" xlink:href="https://book.cakephp.org/3.0/en/controllers/request-response.html#Cake%5CHttp%5CResponse::withFile" text:style-name="Internet_20_link" text:visited-style-name="Visited_20_Internet_20_Link"><text:span text:style-name="Source_20_Text">Cake\Http\Response::withFile()</text:span></text:a> by using the <text:a xlink:type="simple" xlink:href="https://book.cakephp.org/3.0/en/controllers/request-response.html#Cake%5CHttp%5CResponse::withType" text:style-name="Internet_20_link" text:visited-style-name="Visited_20_Internet_20_Link"><text:span text:style-name="Source_20_Text">Cake\Http\Response::withType()</text:span></text:a> method.</text:p>
          <text:p text:style-name="Text_20_body">If you want, you can also force a file to be downloaded instead of displayed in the browser by specifying the options:</text:p>
          <text:p text:style-name="Preformatted_20_Text">$response = $this-&gt;response-&gt;withFile(</text:p>
          <text:p text:style-name="Preformatted_20_Text"><text:s text:c="4"/>$file['path'],</text:p>
          <text:p text:style-name="Preformatted_20_Text"><text:s text:c="4"/>['download' =&gt; true, 'name' =&gt; 'foo']</text:p>
          <text:p text:style-name="Preformatted_20_Text"><text:soft-page-break/>);</text:p>
          <text:p text:style-name="Preformatted_20_Text"/>
          <text:p text:style-name="Preformatted_20_Text">// Prior to 3.4.0</text:p>
          <text:p text:style-name="Preformatted_20_Text">$this-&gt;response-&gt;file(</text:p>
          <text:p text:style-name="Preformatted_20_Text"><text:s text:c="4"/>$file['path'],</text:p>
          <text:p text:style-name="Preformatted_20_Text"><text:s text:c="4"/>['download' =&gt; true, 'name' =&gt; 'foo']</text:p>
          <text:p text:style-name="P17">);</text:p>
          <text:p text:style-name="Text_20_body">The supported options are:</text:p>
          <text:p text:style-name="List_20_Heading">name </text:p>
          <text:p text:style-name="List_20_Contents">The name allows you to specify an alternate file name to be sent to the user. </text:p>
          <text:p text:style-name="List_20_Heading">download </text:p>
          <text:p text:style-name="P15">A boolean value indicating whether headers should be set to force download. </text:p>
        </text:section>
        <text:section text:style-name="Sect1" text:name="sending-a-string-as-file">
          <text:h text:style-name="Heading_20_3" text:outline-level="3">Sending a String as File</text:h>
          <text:p text:style-name="Text_20_body">You can respond with a file that does not exist on the disk, such as a pdf or an ics generated on the fly from a string:</text:p>
          <text:p text:style-name="Preformatted_20_Text">public function sendIcs()</text:p>
          <text:p text:style-name="Preformatted_20_Text">{</text:p>
          <text:p text:style-name="Preformatted_20_Text"><text:s text:c="4"/>$icsString = $this-&gt;Calendars-&gt;generateIcs();</text:p>
          <text:p text:style-name="Preformatted_20_Text"><text:s text:c="4"/>$response = $this-&gt;response;</text:p>
          <text:p text:style-name="Preformatted_20_Text"><text:s text:c="4"/>$response-&gt;body($icsString);</text:p>
          <text:p text:style-name="Preformatted_20_Text"/>
          <text:p text:style-name="Preformatted_20_Text"><text:s text:c="4"/>$response = $response-&gt;withType('ics');</text:p>
          <text:p text:style-name="Preformatted_20_Text"/>
          <text:p text:style-name="Preformatted_20_Text"><text:s text:c="4"/>// Optionally force file download</text:p>
          <text:p text:style-name="Preformatted_20_Text"><text:s text:c="4"/>$response = $response-&gt;withDownload('filename_for_download.ics');</text:p>
          <text:p text:style-name="Preformatted_20_Text"/>
          <text:p text:style-name="Preformatted_20_Text"><text:s text:c="4"/>// Return response object to prevent controller from trying to render</text:p>
          <text:p text:style-name="Preformatted_20_Text"><text:s text:c="4"/>// a view.</text:p>
          <text:p text:style-name="Preformatted_20_Text"><text:s text:c="4"/>return $response;</text:p>
          <text:p text:style-name="P17">}</text:p>
          <text:p text:style-name="Text_20_body">Callbacks can also return the body as a string:</text:p>
          <text:p text:style-name="Preformatted_20_Text">$path = '/some/file.png';</text:p>
          <text:p text:style-name="Preformatted_20_Text">$this-&gt;response-&gt;body(function () use ($path) {</text:p>
          <text:p text:style-name="Preformatted_20_Text"><text:s text:c="4"/>return file_get_contents($path);</text:p>
          <text:p text:style-name="P17">});</text:p>
        </text:section>
        <text:section text:style-name="Sect1" text:name="setting-headers">
          <text:h text:style-name="Heading_20_3" text:outline-level="3">Setting Headers</text:h>
          <text:p text:style-name="P13"><text:bookmark text:name="Cake\Http\Response::withHeader"/><text:span text:style-name="Source_20_Text">Cake\Http\Response::withHeader</text:span>(<text:span text:style-name="Emphasis">$header</text:span>, <text:span text:style-name="Emphasis">$value</text:span>) </text:p>
          <text:p text:style-name="Text_20_body">Setting headers is done with the <text:a xlink:type="simple" xlink:href="https://book.cakephp.org/3.0/en/controllers/request-response.html#Cake%5CHttp%5CResponse::withHeader" text:style-name="Internet_20_link" text:visited-style-name="Visited_20_Internet_20_Link"><text:span text:style-name="Source_20_Text">Cake\Http\Response::withHeader()</text:span></text:a> method. Like all of the PSR-7 interface methods, this method returns a <text:span text:style-name="Emphasis">new</text:span> instance with the new header:</text:p>
          <text:p text:style-name="Preformatted_20_Text">// Add/replace a header</text:p>
          <text:p text:style-name="Preformatted_20_Text">$response = $response-&gt;withHeader('X-Extra', 'My header');</text:p>
          <text:p text:style-name="Preformatted_20_Text"/>
          <text:p text:style-name="Preformatted_20_Text">// Set multiple headers</text:p>
          <text:p text:style-name="Preformatted_20_Text">$response = $response-&gt;withHeader('X-Extra', 'My header')</text:p>
          <text:p text:style-name="Preformatted_20_Text"><text:s text:c="4"/>-&gt;withHeader('Location', 'http://example.com');</text:p>
          <text:p text:style-name="Preformatted_20_Text"/>
          <text:p text:style-name="Preformatted_20_Text"><text:soft-page-break/>// Append a value to an existing header</text:p>
          <text:p text:style-name="Preformatted_20_Text">$response = $response-&gt;withAddedHeader('Set-Cookie', 'remember_me=1');</text:p>
          <text:p text:style-name="Preformatted_20_Text"/>
          <text:p text:style-name="Preformatted_20_Text">// Prior to 3.4.0 - Set a header</text:p>
          <text:p text:style-name="P17">$this-&gt;response-&gt;header('Location', 'http://example.com');</text:p>
          <text:p text:style-name="Text_20_body">Headers are not sent when set. Instead, they are held until the response is emitted by <text:span text:style-name="Source_20_Text">Cake\Http\Server</text:span>.</text:p>
          <text:p text:style-name="Text_20_body">You can now use the convenience method <text:span text:style-name="Source_20_Text">Cake\Http\Response::withLocation()</text:span> to directly set or get the redirect location header.</text:p>
        </text:section>
        <text:section text:style-name="Sect1" text:name="setting-the-body">
          <text:h text:style-name="Heading_20_3" text:outline-level="3">Setting the Body</text:h>
          <text:p text:style-name="P13"><text:bookmark text:name="Cake\Http\Response::withStringBody"/><text:span text:style-name="Source_20_Text">Cake\Http\Response::withStringBody</text:span>(<text:span text:style-name="Emphasis">$string</text:span>) </text:p>
          <text:p text:style-name="Text_20_body">To set a string as the response body, do the following:</text:p>
          <text:p text:style-name="Preformatted_20_Text">// Set a string into the body</text:p>
          <text:p text:style-name="Preformatted_20_Text">$response = $response-&gt;withStringBody('My Body');</text:p>
          <text:p text:style-name="Preformatted_20_Text"/>
          <text:p text:style-name="Preformatted_20_Text">// If you want a json response</text:p>
          <text:p text:style-name="Preformatted_20_Text">$response = $response-&gt;withType('application/json')</text:p>
          <text:p text:style-name="P17"><text:s text:c="4"/>-&gt;withStringBody(json_encode(['Foo' =&gt; 'bar']));</text:p>
          <text:p text:style-name="Text_20_body">New in version 3.4.3: <text:span text:style-name="Source_20_Text">withStringBody()</text:span> was added in 3.4.3</text:p>
          <text:p text:style-name="P13"><text:bookmark text:name="Cake\Http\Response::withBody"/><text:span text:style-name="Source_20_Text">Cake\Http\Response::withBody</text:span>(<text:span text:style-name="Emphasis">$body</text:span>) </text:p>
          <text:p text:style-name="Text_20_body">To set the response body, use the <text:span text:style-name="Source_20_Text">withBody()</text:span> method, which is provided by the <text:span text:style-name="Source_20_Text">Zend\Diactoros\MessageTrait</text:span>:</text:p>
          <text:p text:style-name="Preformatted_20_Text">$response = $response-&gt;withBody($stream);</text:p>
          <text:p text:style-name="Preformatted_20_Text"/>
          <text:p text:style-name="Preformatted_20_Text">// Prior to 3.4.0 - Set the body</text:p>
          <text:p text:style-name="P17">$this-&gt;response-&gt;body('My Body');</text:p>
          <text:p text:style-name="Text_20_body">Be sure that <text:span text:style-name="Source_20_Text">$stream</text:span> is a <text:span text:style-name="Source_20_Text">Psr\Http\Message\StreamInterface</text:span> object. See below on how to create a new stream.</text:p>
          <text:p text:style-name="Text_20_body">You can also stream responses from files using <text:span text:style-name="Source_20_Text">Zend\Diactoros\Stream</text:span> streams:</text:p>
          <text:p text:style-name="Preformatted_20_Text">// To stream from a file</text:p>
          <text:p text:style-name="Preformatted_20_Text">use Zend\Diactoros\Stream;</text:p>
          <text:p text:style-name="Preformatted_20_Text"/>
          <text:p text:style-name="Preformatted_20_Text">$stream = new Stream('/path/to/file', 'rb');</text:p>
          <text:p text:style-name="P17">$response = $response-&gt;withBody($stream);</text:p>
          <text:p text:style-name="Text_20_body">You can also stream responses from a callback using the <text:span text:style-name="Source_20_Text">CallbackStream</text:span>. This is useful when you have resources like images, CSV files or PDFs you need to stream to the client:</text:p>
          <text:p text:style-name="Preformatted_20_Text">// Streaming from a callback</text:p>
          <text:p text:style-name="Preformatted_20_Text">use Cake\Http\CallbackStream;</text:p>
          <text:p text:style-name="Preformatted_20_Text"/>
          <text:p text:style-name="Preformatted_20_Text">// Create an image.</text:p>
          <text:p text:style-name="Preformatted_20_Text">$img = imagecreate(100, 100);</text:p>
          <text:p text:style-name="Preformatted_20_Text"><text:soft-page-break/>// ...</text:p>
          <text:p text:style-name="Preformatted_20_Text"/>
          <text:p text:style-name="Preformatted_20_Text">$stream = new CallbackStream(function () use ($img) {</text:p>
          <text:p text:style-name="Preformatted_20_Text"><text:s text:c="4"/>imagepng($img);</text:p>
          <text:p text:style-name="Preformatted_20_Text">});</text:p>
          <text:p text:style-name="Preformatted_20_Text">$response = $response-&gt;withBody($stream);</text:p>
          <text:p text:style-name="Preformatted_20_Text"/>
          <text:p text:style-name="Preformatted_20_Text">// Prior to 3.4.0 you can use the following to create streaming responses.</text:p>
          <text:p text:style-name="Preformatted_20_Text">$file = fopen('/some/file.png', 'r');</text:p>
          <text:p text:style-name="Preformatted_20_Text">$this-&gt;response-&gt;body(function () use ($file) {</text:p>
          <text:p text:style-name="Preformatted_20_Text"><text:s text:c="4"/>rewind($file);</text:p>
          <text:p text:style-name="Preformatted_20_Text"><text:s text:c="4"/>fpassthru($file);</text:p>
          <text:p text:style-name="Preformatted_20_Text"><text:s text:c="4"/>fclose($file);</text:p>
          <text:p text:style-name="P17">});</text:p>
        </text:section>
        <text:section text:style-name="Sect1" text:name="setting-the-character-set">
          <text:h text:style-name="Heading_20_3" text:outline-level="3">Setting the Character Set</text:h>
          <text:p text:style-name="P13"><text:bookmark text:name="Cake\Http\Response::withCharset"/><text:span text:style-name="Source_20_Text">Cake\Http\Response::withCharset</text:span>(<text:span text:style-name="Emphasis">$charset</text:span>) </text:p>
          <text:p text:style-name="Text_20_body">Sets the charset that will be used in the response:</text:p>
          <text:p text:style-name="Preformatted_20_Text">$this-&gt;response = $this-&gt;response-&gt;withCharset('UTF-8');</text:p>
          <text:p text:style-name="Preformatted_20_Text"/>
          <text:p text:style-name="Preformatted_20_Text">// Prior to 3.4.0</text:p>
          <text:p text:style-name="P17">$this-&gt;response-&gt;charset('UTF-8');</text:p>
        </text:section>
        <text:section text:style-name="Sect1" text:name="interacting-with-browser-caching">
          <text:h text:style-name="Heading_20_3" text:outline-level="3">Interacting with Browser Caching</text:h>
          <text:p text:style-name="P13"><text:bookmark text:name="Cake\Http\Response::withDisabledCache"/><text:span text:style-name="Source_20_Text">Cake\Http\Response::withDisabledCache</text:span>() </text:p>
          <text:p text:style-name="Text_20_body">You sometimes need to force browsers not to cache the results of a controller action. <text:a xlink:type="simple" xlink:href="https://book.cakephp.org/3.0/en/controllers/request-response.html#Cake%5CHttp%5CResponse::withDisabledCache" text:style-name="Internet_20_link" text:visited-style-name="Visited_20_Internet_20_Link"><text:span text:style-name="Source_20_Text">Cake\Http\Response::withDisabledCache()</text:span></text:a> is intended for just that:</text:p>
          <text:p text:style-name="Preformatted_20_Text">public function index()</text:p>
          <text:p text:style-name="Preformatted_20_Text">{</text:p>
          <text:p text:style-name="Preformatted_20_Text"><text:s text:c="4"/>// Disable caching</text:p>
          <text:p text:style-name="Preformatted_20_Text"><text:s text:c="4"/>$this-&gt;response = $this-&gt;response-&gt;withDisabledCache();</text:p>
          <text:p text:style-name="Preformatted_20_Text"/>
          <text:p text:style-name="Preformatted_20_Text"><text:s text:c="4"/>// Prior to 3.4.0</text:p>
          <text:p text:style-name="Preformatted_20_Text"><text:s text:c="4"/>$this-&gt;response-&gt;disableCache();</text:p>
          <text:p text:style-name="P17">}</text:p>
          <text:p text:style-name="Text_20_body">Disabling caching from SSL domains while trying to send files to Internet Explorer can result in errors.</text:p>
          <text:p text:style-name="P13"><text:bookmark text:name="Cake\Http\Response::withCache"/><text:span text:style-name="Source_20_Text">Cake\Http\Response::withCache</text:span>(<text:span text:style-name="Emphasis">$since</text:span>, <text:span text:style-name="Emphasis">$time = '+1 day'</text:span>) </text:p>
          <text:p text:style-name="Text_20_body">You can also tell clients that you want them to cache responses. By using <text:a xlink:type="simple" xlink:href="https://book.cakephp.org/3.0/en/controllers/request-response.html#Cake%5CHttp%5CResponse::withCache" text:style-name="Internet_20_link" text:visited-style-name="Visited_20_Internet_20_Link"><text:span text:style-name="Source_20_Text">Cake\Http\Response::withCache()</text:span></text:a>:</text:p>
          <text:p text:style-name="Preformatted_20_Text">public function index()</text:p>
          <text:p text:style-name="Preformatted_20_Text">{</text:p>
          <text:p text:style-name="Preformatted_20_Text"><text:s text:c="4"/>// Enable caching</text:p>
          <text:p text:style-name="Preformatted_20_Text"><text:s text:c="4"/>$this-&gt;response = $this-&gt;response-&gt;withCache('-1 minute', '+5 days');</text:p>
          <text:p text:style-name="P17">}</text:p>
          <text:p text:style-name="Text_20_body"><text:soft-page-break/>The above would tell clients to cache the resulting response for 5 days, hopefully speeding up your visitors’ experience. The <text:span text:style-name="Source_20_Text">withCache()</text:span> method sets the <text:span text:style-name="Source_20_Text">Last-Modified</text:span> value to the first argument. <text:span text:style-name="Source_20_Text">Expires</text:span> header and the <text:span text:style-name="Source_20_Text">max-age</text:span> directive are set based on the second parameter. Cache-Control’s <text:span text:style-name="Source_20_Text">public</text:span> directive is set as well.</text:p>
        </text:section>
        <text:section text:style-name="Sect1" text:name="fine-tuning-http-cache">
          <text:h text:style-name="Heading_20_3" text:outline-level="3"><text:bookmark text:name="cake-response-caching"/>Fine Tuning HTTP Cache</text:h>
          <text:p text:style-name="Text_20_body">One of the best and easiest ways of speeding up your application is to use HTTP cache. Under this caching model, you are only required to help clients decide if they should use a cached copy of the response by setting a few headers such as modified time and response entity tag.</text:p>
          <text:p text:style-name="Text_20_body">Rather than forcing you to code the logic for caching and for invalidating (refreshing) it once the data has changed, HTTP uses two models, expiration and validation, which usually are much simpler to use.</text:p>
          <text:p text:style-name="Text_20_body">Apart from using <text:a xlink:type="simple" xlink:href="https://book.cakephp.org/3.0/en/controllers/request-response.html#Cake%5CHttp%5CResponse::withCache" text:style-name="Internet_20_link" text:visited-style-name="Visited_20_Internet_20_Link"><text:span text:style-name="Source_20_Text">Cake\Http\Response::withCache()</text:span></text:a>, you can also use many other methods to fine-tune HTTP cache headers to take advantage of browser or reverse proxy caching.</text:p>
          <text:section text:style-name="Sect1" text:name="the-cache-control-header">
            <text:h text:style-name="Heading_20_4" text:outline-level="4">The Cache Control Header</text:h>
            <text:p text:style-name="P13"><text:bookmark text:name="Cake\Http\Response::withSharable"/><text:span text:style-name="Source_20_Text">Cake\Http\Response::withSharable</text:span>(<text:span text:style-name="Emphasis">$public</text:span>, <text:span text:style-name="Emphasis">$time = null</text:span>) </text:p>
            <text:p text:style-name="Text_20_body">Used under the expiration model, this header contains multiple indicators that can change the way browsers or proxies use the cached content. A <text:span text:style-name="Source_20_Text">Cache-Control</text:span> header can look like this:</text:p>
            <text:p text:style-name="P17">Cache-Control: private, max-age=3600, must-revalidate</text:p>
            <text:p text:style-name="Text_20_body"><text:span text:style-name="Source_20_Text">Response</text:span> class helps you set this header with some utility methods that will produce a final valid <text:span text:style-name="Source_20_Text">Cache-Control</text:span> header. The first is the <text:span text:style-name="Source_20_Text">withSharable()</text:span> method, which indicates whether a response is to be considered sharable across different users or clients. This method actually controls the <text:span text:style-name="Source_20_Text">public</text:span> or <text:span text:style-name="Source_20_Text">private</text:span> part of this header. Setting a response as private indicates that all or part of it is intended for a single user. To take advantage of shared caches, the control directive must be set as public.</text:p>
            <text:p text:style-name="Text_20_body">The second parameter of this method is used to specify a <text:span text:style-name="Source_20_Text">max-age</text:span> for the cache, which is the number of seconds after which the response is no longer considered fresh:</text:p>
            <text:p text:style-name="Preformatted_20_Text">public function view()</text:p>
            <text:p text:style-name="Preformatted_20_Text">{</text:p>
            <text:p text:style-name="Preformatted_20_Text"><text:s text:c="4"/>// ...</text:p>
            <text:p text:style-name="Preformatted_20_Text"><text:s text:c="4"/>// Set the Cache-Control as public for 3600 seconds</text:p>
            <text:p text:style-name="Preformatted_20_Text"><text:s text:c="4"/>$this-&gt;response = $this-&gt;response-&gt;withSharable(true, 3600);</text:p>
            <text:p text:style-name="Preformatted_20_Text">}</text:p>
            <text:p text:style-name="Preformatted_20_Text"/>
            <text:p text:style-name="Preformatted_20_Text">public function my_data()</text:p>
            <text:p text:style-name="Preformatted_20_Text">{</text:p>
            <text:p text:style-name="Preformatted_20_Text"><text:s text:c="4"/>// ...</text:p>
            <text:p text:style-name="Preformatted_20_Text"><text:s text:c="4"/>// Set the Cache-Control as private for 3600 seconds</text:p>
            <text:p text:style-name="Preformatted_20_Text"><text:s text:c="4"/>$this-&gt;response = $this-&gt;response-&gt;withSharable(false, 3600);</text:p>
            <text:p text:style-name="P17"><text:soft-page-break/>}</text:p>
            <text:p text:style-name="Text_20_body"><text:span text:style-name="Source_20_Text">Response</text:span> exposes separate methods for setting each of the directives in the <text:span text:style-name="Source_20_Text">Cache-Control</text:span> header.</text:p>
          </text:section>
          <text:section text:style-name="Sect1" text:name="the-expiration-header">
            <text:h text:style-name="Heading_20_4" text:outline-level="4">The Expiration Header</text:h>
            <text:p text:style-name="P13"><text:bookmark text:name="Cake\Http\Response::withExpires"/><text:span text:style-name="Source_20_Text">Cake\Http\Response::withExpires</text:span>(<text:span text:style-name="Emphasis">$time</text:span>) </text:p>
            <text:p text:style-name="Text_20_body">You can set the <text:span text:style-name="Source_20_Text">Expires</text:span> header to a date and time after which the response is no longer considered fresh. This header can be set using the <text:span text:style-name="Source_20_Text">withExpires()</text:span> method:</text:p>
            <text:p text:style-name="Preformatted_20_Text">public function view()</text:p>
            <text:p text:style-name="Preformatted_20_Text">{</text:p>
            <text:p text:style-name="Preformatted_20_Text"><text:s text:c="4"/>$this-&gt;response = $this-&gt;response-&gt;withExpires('+5 days');</text:p>
            <text:p text:style-name="P17">}</text:p>
            <text:p text:style-name="Text_20_body">This method also accepts a <text:span text:style-name="Source_20_Text">DateTime</text:span> instance or any string that can be parsed by the <text:span text:style-name="Source_20_Text">DateTime</text:span> class.</text:p>
          </text:section>
          <text:section text:style-name="Sect1" text:name="the-etag-header">
            <text:h text:style-name="Heading_20_4" text:outline-level="4">The Etag Header</text:h>
            <text:p text:style-name="P13"><text:bookmark text:name="Cake\Http\Response::withEtag"/><text:span text:style-name="Source_20_Text">Cake\Http\Response::withEtag</text:span>(<text:span text:style-name="Emphasis">$tag</text:span>, <text:span text:style-name="Emphasis">$weak = false</text:span>) </text:p>
            <text:p text:style-name="Text_20_body">Cache validation in HTTP is often used when content is constantly changing, and asks the application to only generate the response contents if the cache is no longer fresh. Under this model, the client continues to store pages in the cache, but it asks the application every time whether the resource has changed, instead of using it directly. This is commonly used with static resources such as images and other assets.</text:p>
            <text:p text:style-name="Text_20_body">The <text:span text:style-name="Source_20_Text">withEtag()</text:span> method (called entity tag) is a string that uniquely identifies the requested resource, as a checksum does for a file, in order to determine whether it matches a cached resource.</text:p>
            <text:p text:style-name="Text_20_body">To take advantage of this header, you must either call the <text:span text:style-name="Source_20_Text">checkNotModified()</text:span> method manually or include the <text:a xlink:type="simple" xlink:href="https://book.cakephp.org/3.0/en/controllers/components/request-handling.html" text:style-name="Internet_20_link" text:visited-style-name="Visited_20_Internet_20_Link">Request Handling</text:a> in your controller:</text:p>
            <text:p text:style-name="Preformatted_20_Text">public function index()</text:p>
            <text:p text:style-name="Preformatted_20_Text">{</text:p>
            <text:p text:style-name="Preformatted_20_Text"><text:s text:c="4"/>$articles = $this-&gt;Articles-&gt;find('all');</text:p>
            <text:p text:style-name="Preformatted_20_Text"><text:s text:c="4"/>$response = $this-&gt;response-&gt;withEtag($this-&gt;Articles-&gt;generateHash($articles));</text:p>
            <text:p text:style-name="Preformatted_20_Text"><text:s text:c="4"/>if ($response-&gt;checkNotModified($this-&gt;request)) {</text:p>
            <text:p text:style-name="Preformatted_20_Text"><text:s text:c="8"/>return $response;</text:p>
            <text:p text:style-name="Preformatted_20_Text"><text:s text:c="4"/>}</text:p>
            <text:p text:style-name="Preformatted_20_Text"><text:s text:c="4"/>$this-&gt;response = $response;</text:p>
            <text:p text:style-name="Preformatted_20_Text"><text:s text:c="4"/>// ...</text:p>
            <text:p text:style-name="P17">}</text:p>
            <text:p text:style-name="Text_20_body">Most proxy users should probably consider using the Last Modified Header instead of Etags for performance and compatibility reasons.</text:p>
          </text:section>
          <text:section text:style-name="Sect1" text:name="the-last-modified-header">
            <text:h text:style-name="Heading_20_4" text:outline-level="4"><text:soft-page-break/>The Last Modified Header</text:h>
            <text:p text:style-name="P13"><text:bookmark text:name="Cake\Http\Response::withModified"/><text:span text:style-name="Source_20_Text">Cake\Http\Response::withModified</text:span>(<text:span text:style-name="Emphasis">$time</text:span>) </text:p>
            <text:p text:style-name="Text_20_body">Also, under the HTTP cache validation model, you can set the <text:span text:style-name="Source_20_Text">Last-Modified</text:span> header to indicate the date and time at which the resource was modified for the last time. Setting this header helps CakePHP tell caching clients whether the response was modified or not based on their cache.</text:p>
            <text:p text:style-name="Text_20_body">To take advantage of this header, you must either call the <text:span text:style-name="Source_20_Text">checkNotModified()</text:span> method manually or include the <text:a xlink:type="simple" xlink:href="https://book.cakephp.org/3.0/en/controllers/components/request-handling.html" text:style-name="Internet_20_link" text:visited-style-name="Visited_20_Internet_20_Link">Request Handling</text:a> in your controller:</text:p>
            <text:p text:style-name="Preformatted_20_Text">public function view()</text:p>
            <text:p text:style-name="Preformatted_20_Text">{</text:p>
            <text:p text:style-name="Preformatted_20_Text"><text:s text:c="4"/>$article = $this-&gt;Articles-&gt;find()-&gt;first();</text:p>
            <text:p text:style-name="Preformatted_20_Text"><text:s text:c="4"/>$response = $this-&gt;response-&gt;withModified($article-&gt;modified);</text:p>
            <text:p text:style-name="Preformatted_20_Text"><text:s text:c="4"/>if ($response-&gt;checkNotModified($this-&gt;request)) {</text:p>
            <text:p text:style-name="Preformatted_20_Text"><text:s text:c="8"/>return $response;</text:p>
            <text:p text:style-name="Preformatted_20_Text"><text:s text:c="4"/>}</text:p>
            <text:p text:style-name="Preformatted_20_Text"><text:s text:c="4"/>$this-&gt;response;</text:p>
            <text:p text:style-name="Preformatted_20_Text"><text:s text:c="4"/>// ...</text:p>
            <text:p text:style-name="P17">}</text:p>
          </text:section>
          <text:section text:style-name="Sect1" text:name="the-vary-header">
            <text:h text:style-name="Heading_20_4" text:outline-level="4">The Vary Header</text:h>
            <text:p text:style-name="P13"><text:bookmark text:name="Cake\Http\Response::withVary"/><text:span text:style-name="Source_20_Text">Cake\Http\Response::withVary</text:span>(<text:span text:style-name="Emphasis">$header</text:span>) </text:p>
            <text:p text:style-name="Text_20_body">In some cases, you might want to serve different content using the same URL. This is often the case if you have a multilingual page or respond with different HTML depending on the browser. Under such circumstances you can use the <text:span text:style-name="Source_20_Text">Vary</text:span> header:</text:p>
            <text:p text:style-name="Preformatted_20_Text">$response = $this-&gt;response-&gt;withVary('User-Agent');</text:p>
            <text:p text:style-name="Preformatted_20_Text">$response = $this-&gt;response-&gt;withVary('Accept-Encoding', 'User-Agent');</text:p>
            <text:p text:style-name="P17">$response = $this-&gt;response-&gt;withVary('Accept-Language');</text:p>
          </text:section>
          <text:section text:style-name="Sect1" text:name="sending-not-modified-responses">
            <text:h text:style-name="Heading_20_4" text:outline-level="4">Sending Not-Modified Responses</text:h>
            <text:p text:style-name="P13"><text:bookmark text:name="Cake\Http\Response::checkNotModified"/><text:span text:style-name="Source_20_Text">Cake\Http\Response::checkNotModified</text:span>(<text:span text:style-name="Emphasis">Request $request</text:span>) </text:p>
            <text:p text:style-name="Text_20_body">Compares the cache headers for the request object with the cache header from the response and determines whether it can still be considered fresh. If so, deletes the response content, and sends the <text:span text:style-name="Citation">304 Not Modified</text:span> header:</text:p>
            <text:p text:style-name="Preformatted_20_Text">// In a controller action.</text:p>
            <text:p text:style-name="Preformatted_20_Text">if ($this-&gt;response-&gt;checkNotModified($this-&gt;request)) {</text:p>
            <text:p text:style-name="Preformatted_20_Text"><text:s text:c="4"/>return $this-&gt;response;</text:p>
            <text:p text:style-name="P17">}</text:p>
          </text:section>
        </text:section>
      </text:section>
      <text:section text:style-name="Sect1" text:name="setting-cookies">
        <text:h text:style-name="Heading_20_2" text:outline-level="2"><text:bookmark text:name="response-cookies"/>Setting Cookies</text:h>
        <text:p text:style-name="Text_20_body">Cookies can be added to response using either an array or a <text:a xlink:type="simple" xlink:href="https://book.cakephp.org/3.0/en/controllers/request-response.html#Cake%5CHttp%5CCookie%5CCookie" text:style-name="Internet_20_link" text:visited-style-name="Visited_20_Internet_20_Link"><text:span text:style-name="Source_20_Text">Cake\Http\Cookie\Cookie</text:span></text:a> object:</text:p>
        <text:p text:style-name="Preformatted_20_Text">// Add a cookie as an array using the immutable API (3.4.0+)</text:p>
        <text:p text:style-name="Preformatted_20_Text">$this-&gt;response = $this-&gt;response-&gt;withCookie('remember_me', [</text:p>
        <text:p text:style-name="Preformatted_20_Text"><text:soft-page-break/><text:s text:c="4"/>'value' =&gt; 'yes',</text:p>
        <text:p text:style-name="Preformatted_20_Text"><text:s text:c="4"/>'path' =&gt; '/',</text:p>
        <text:p text:style-name="Preformatted_20_Text"><text:s text:c="4"/>'httpOnly' =&gt; true,</text:p>
        <text:p text:style-name="Preformatted_20_Text"><text:s text:c="4"/>'secure' =&gt; false,</text:p>
        <text:p text:style-name="Preformatted_20_Text"><text:s text:c="4"/>'expire' =&gt; strtotime('+1 year')</text:p>
        <text:p text:style-name="Preformatted_20_Text">]);</text:p>
        <text:p text:style-name="Preformatted_20_Text"/>
        <text:p text:style-name="Preformatted_20_Text">// Before 3.4.0</text:p>
        <text:p text:style-name="Preformatted_20_Text">$this-&gt;response-&gt;cookie('remember', [</text:p>
        <text:p text:style-name="Preformatted_20_Text"><text:s text:c="4"/>'value' =&gt; 'yes',</text:p>
        <text:p text:style-name="Preformatted_20_Text"><text:s text:c="4"/>'path' =&gt; '/',</text:p>
        <text:p text:style-name="Preformatted_20_Text"><text:s text:c="4"/>'httpOnly' =&gt; true,</text:p>
        <text:p text:style-name="Preformatted_20_Text"><text:s text:c="4"/>'secure' =&gt; false,</text:p>
        <text:p text:style-name="Preformatted_20_Text"><text:s text:c="4"/>'expire' =&gt; strtotime('+1 year')</text:p>
        <text:p text:style-name="P17">]);</text:p>
        <text:p text:style-name="Text_20_body">See the <text:a xlink:type="simple" xlink:href="https://book.cakephp.org/3.0/en/controllers/request-response.html#creating-cookies" text:style-name="Internet_20_link" text:visited-style-name="Visited_20_Internet_20_Link">Creating Cookies</text:a> section for how to use the cookie object. You can use <text:span text:style-name="Source_20_Text">withExpiredCookie()</text:span> to send an expired cookie in the response. This will make the browser remove its local cookie:</text:p>
        <text:p text:style-name="Preformatted_20_Text">// As of 3.5.0</text:p>
        <text:p text:style-name="P17">$this-&gt;response = $this-&gt;response-&gt;withExpiredCookie('remember_me');</text:p>
      </text:section>
      <text:section text:style-name="Sect1" text:name="setting-cross-origin-request-headers-cors">
        <text:h text:style-name="Heading_20_2" text:outline-level="2"><text:bookmark text:name="cors-headers"/>Setting Cross Origin Request Headers (CORS)</text:h>
        <text:p text:style-name="Text_20_body">As of 3.2 you can use the <text:span text:style-name="Source_20_Text">cors()</text:span> method to define <text:a xlink:type="simple" xlink:href="https://developer.mozilla.org/en-US/docs/Web/HTTP/Access_control_CORS" text:style-name="Internet_20_link" text:visited-style-name="Visited_20_Internet_20_Link">HTTP Access Control</text:a> related headers with a fluent interface:</text:p>
        <text:p text:style-name="Preformatted_20_Text">$this-&gt;response-&gt;cors($this-&gt;request)</text:p>
        <text:p text:style-name="Preformatted_20_Text"><text:s text:c="4"/>-&gt;allowOrigin(['*.cakephp.org'])</text:p>
        <text:p text:style-name="Preformatted_20_Text"><text:s text:c="4"/>-&gt;allowMethods(['GET', 'POST'])</text:p>
        <text:p text:style-name="Preformatted_20_Text"><text:s text:c="4"/>-&gt;allowHeaders(['X-CSRF-Token'])</text:p>
        <text:p text:style-name="Preformatted_20_Text"><text:s text:c="4"/>-&gt;allowCredentials()</text:p>
        <text:p text:style-name="Preformatted_20_Text"><text:s text:c="4"/>-&gt;exposeHeaders(['Link'])</text:p>
        <text:p text:style-name="Preformatted_20_Text"><text:s text:c="4"/>-&gt;maxAge(300)</text:p>
        <text:p text:style-name="P17"><text:s text:c="4"/>-&gt;build();</text:p>
        <text:p text:style-name="Text_20_body">CORS related headers will only be applied to the response if the following criteria are met:</text:p>
        <text:list xml:id="list3498474152880547406" text:style-name="L7">
          <text:list-item>
            <text:p text:style-name="P12">The request has an <text:span text:style-name="Source_20_Text">Origin</text:span> header. </text:p>
          </text:list-item>
          <text:list-item>
            <text:p text:style-name="P6">The request’s <text:span text:style-name="Source_20_Text">Origin</text:span> value matches one of the allowed Origin values. </text:p>
          </text:list-item>
        </text:list>
        <text:p text:style-name="Text_20_body">New in version 3.2: The <text:span text:style-name="Source_20_Text">CorsBuilder</text:span> was added in 3.2</text:p>
      </text:section>
      <text:section text:style-name="Sect1" text:name="common-mistakes-with-immutable-responses">
        <text:h text:style-name="Heading_20_2" text:outline-level="2">Common Mistakes with Immutable Responses</text:h>
        <text:p text:style-name="Text_20_body">As of CakePHP 3.4.0, response objects offer a number of methods that treat responses as immutable objects. Immutable objects help prevent difficult to track accidental side-effects, and reduce mistakes caused by method calls caused by refactoring that change ordering. While they offer a number of benefits, immutable objects can take some getting used to. Any method that starts with <text:span text:style-name="Source_20_Text">with</text:span> operates on the response in an immutable fashion, and will <text:span text:style-name="Strong_20_Emphasis">always</text:span> return a <text:span text:style-name="Strong_20_Emphasis">new</text:span> instance. Forgetting to retain the modified instance is the most frequent mistake people make when working with immutable objects:</text:p>
        <text:p text:style-name="P17">$this-&gt;response-&gt;withHeader('X-CakePHP', 'yes!');</text:p>
        <text:p text:style-name="Text_20_body"><text:soft-page-break/>In the above code, the response will be lacking the <text:span text:style-name="Source_20_Text">X-CakePHP</text:span> header, as the return value of the <text:span text:style-name="Source_20_Text">withHeader()</text:span> method was not retained. To correct the above code you would write:</text:p>
        <text:p text:style-name="P17">$this-&gt;response = $this-&gt;response-&gt;withHeader('X-CakePHP', 'yes!');<text:bookmark text:name="namespace-Cake\Http\Cookie"/></text:p>
      </text:section>
      <text:section text:style-name="Sect1" text:name="cookie-collections">
        <text:h text:style-name="Heading_20_2" text:outline-level="2">Cookie Collections</text:h>
        <text:p text:style-name="P13"><text:bookmark text:name="Cake\Http\Cookie\CookieCollection"/><text:span text:style-name="Emphasis">class </text:span><text:span text:style-name="Source_20_Text">Cake\Http\Cookie\CookieCollection</text:span> </text:p>
        <text:p text:style-name="Text_20_body"><text:span text:style-name="Source_20_Text">CookieCollection</text:span> objects are accessible from the request and response objects. They let you interact with groups of cookies using immutable patterns, which allow the immutability of the request and response to be preserved.</text:p>
        <text:section text:style-name="Sect1" text:name="creating-cookies">
          <text:h text:style-name="Heading_20_3" text:outline-level="3"><text:bookmark text:name="id1"/>Creating Cookies</text:h>
          <text:p text:style-name="P13"><text:bookmark text:name="Cake\Http\Cookie\Cookie"/><text:span text:style-name="Emphasis">class </text:span><text:span text:style-name="Source_20_Text">Cake\Http\Cookie\Cookie</text:span> </text:p>
          <text:p text:style-name="Text_20_body"><text:span text:style-name="Source_20_Text">Cookie</text:span> objects can be defined through constructor objects, or by using the fluent interface that follows immutable patterns:</text:p>
          <text:p text:style-name="Preformatted_20_Text">use Cake\Http\Cookie\Cookie;</text:p>
          <text:p text:style-name="Preformatted_20_Text"/>
          <text:p text:style-name="Preformatted_20_Text">// All arguments in the constructor</text:p>
          <text:p text:style-name="Preformatted_20_Text">$cookie = new Cookie(</text:p>
          <text:p text:style-name="Preformatted_20_Text"><text:s text:c="4"/>'remember_me', // name</text:p>
          <text:p text:style-name="Preformatted_20_Text"><text:s text:c="4"/>1, // value</text:p>
          <text:p text:style-name="Preformatted_20_Text"><text:s text:c="4"/>new DateTime('+1 year'), // expiration time, if applicable</text:p>
          <text:p text:style-name="Preformatted_20_Text"><text:s text:c="4"/>'/', // path, if applicable</text:p>
          <text:p text:style-name="Preformatted_20_Text"><text:s text:c="4"/>'example.com', // domain, if applicable</text:p>
          <text:p text:style-name="Preformatted_20_Text"><text:s text:c="4"/>false, // secure only?</text:p>
          <text:p text:style-name="Preformatted_20_Text"><text:s text:c="4"/>true // http only ?</text:p>
          <text:p text:style-name="Preformatted_20_Text">);</text:p>
          <text:p text:style-name="Preformatted_20_Text"/>
          <text:p text:style-name="Preformatted_20_Text">// Using the builder methods</text:p>
          <text:p text:style-name="Preformatted_20_Text">$cookie = (new Cookie('remember_me'))</text:p>
          <text:p text:style-name="Preformatted_20_Text"><text:s text:c="4"/>-&gt;withValue('1')</text:p>
          <text:p text:style-name="Preformatted_20_Text"><text:s text:c="4"/>-&gt;withExpiry(new DateTime('+1 year'))</text:p>
          <text:p text:style-name="Preformatted_20_Text"><text:s text:c="4"/>-&gt;withPath('/')</text:p>
          <text:p text:style-name="Preformatted_20_Text"><text:s text:c="4"/>-&gt;withDomain('example.com')</text:p>
          <text:p text:style-name="Preformatted_20_Text"><text:s text:c="4"/>-&gt;withSecure(false)</text:p>
          <text:p text:style-name="P17"><text:s text:c="4"/>-&gt;withHttpOnly(true);</text:p>
          <text:p text:style-name="Text_20_body">Once you have created a cookie, you can add it to a new or existing <text:span text:style-name="Source_20_Text">CookieCollection</text:span>:</text:p>
          <text:p text:style-name="Preformatted_20_Text">use Cake\Http\Cookie\CookieCollection;</text:p>
          <text:p text:style-name="Preformatted_20_Text"/>
          <text:p text:style-name="Preformatted_20_Text">// Create a new collection</text:p>
          <text:p text:style-name="Preformatted_20_Text">$cookies = new CookieCollection([$cookie]);</text:p>
          <text:p text:style-name="Preformatted_20_Text"/>
          <text:p text:style-name="Preformatted_20_Text">// Add to an existing collection</text:p>
          <text:p text:style-name="Preformatted_20_Text">$cookies = $cookies-&gt;add($cookie);</text:p>
          <text:p text:style-name="Preformatted_20_Text"/>
          <text:p text:style-name="Preformatted_20_Text">// Remove a cookie by name</text:p>
          <text:p text:style-name="P17">$cookies = $cookies-&gt;remove('remember_me');</text:p>
          <text:p text:style-name="Text_20_body"><text:soft-page-break/>Remember that collections are immutable and adding cookies into, or removing cookies from a collection, creates a <text:span text:style-name="Emphasis">new</text:span> collection object.</text:p>
          <text:p text:style-name="Text_20_body">You should use the <text:span text:style-name="Source_20_Text">withCookie()</text:span> method to add cookies to <text:span text:style-name="Source_20_Text">Response</text:span> objects as it is simpler to use:</text:p>
          <text:p text:style-name="P17">$response = $this-&gt;response-&gt;withCookie($cookie);</text:p>
          <text:p text:style-name="Text_20_body">Cookies set to responses can be encrypted using the <text:a xlink:type="simple" xlink:href="https://book.cakephp.org/3.0/en/controllers/middleware.html#encrypted-cookie-middleware" text:style-name="Internet_20_link" text:visited-style-name="Visited_20_Internet_20_Link">Encrypted Cookie Middleware</text:a>.</text:p>
        </text:section>
        <text:section text:style-name="Sect1" text:name="reading-cookies">
          <text:h text:style-name="Heading_20_3" text:outline-level="3">Reading Cookies</text:h>
          <text:p text:style-name="Text_20_body">Once you have a <text:span text:style-name="Source_20_Text">CookieCollection</text:span> instance, you can access the cookies it contains:</text:p>
          <text:p text:style-name="Preformatted_20_Text">// Check if a cookie exists</text:p>
          <text:p text:style-name="Preformatted_20_Text">$cookies-&gt;has('remember_me');</text:p>
          <text:p text:style-name="Preformatted_20_Text"/>
          <text:p text:style-name="Preformatted_20_Text">// Get the number of cookies in the collection</text:p>
          <text:p text:style-name="Preformatted_20_Text">count($cookies);</text:p>
          <text:p text:style-name="Preformatted_20_Text"/>
          <text:p text:style-name="Preformatted_20_Text">// Get a cookie instance</text:p>
          <text:p text:style-name="P17">$cookie = $cookies-&gt;get('remember_me');</text:p>
          <text:p text:style-name="Text_20_body">Once you have a <text:span text:style-name="Source_20_Text">Cookie</text:span> object you can interact with it’s state and modify it. Keep in mind that cookies are immutable, so you’ll need to update the collection if you modify a cookie:</text:p>
          <text:p text:style-name="Preformatted_20_Text">// Get the value</text:p>
          <text:p text:style-name="Preformatted_20_Text">$value = $cookie-&gt;getValue()</text:p>
          <text:p text:style-name="Preformatted_20_Text"/>
          <text:p text:style-name="Preformatted_20_Text">// Access data inside a JSON value</text:p>
          <text:p text:style-name="Preformatted_20_Text">$id = $cookie-&gt;read('User.id');</text:p>
          <text:p text:style-name="Preformatted_20_Text"/>
          <text:p text:style-name="Preformatted_20_Text">// Check state</text:p>
          <text:p text:style-name="Preformatted_20_Text">$cookie-&gt;isHttpOnly();</text:p>
          <text:p text:style-name="P17">$cookie-&gt;isSecure();</text:p>
          <text:p text:style-name="Text_20_body">New in version 3.5.0: <text:span text:style-name="Source_20_Text">CookieCollection</text:span> and <text:span text:style-name="Source_20_Text">Cookie</text:span> were added in 3.5.0.</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20:19:19.358570634</meta:creation-date>
    <dc:date>2018-04-13T20:19:51.963010899</dc:date>
    <meta:editing-duration>PT32S</meta:editing-duration>
    <meta:editing-cycles>1</meta:editing-cycles>
    <meta:document-statistic meta:table-count="0" meta:image-count="0" meta:object-count="0" meta:page-count="23" meta:paragraph-count="685" meta:word-count="5360" meta:character-count="39224" meta:non-whitespace-character-count="33657"/>
    <meta:generator>LibreOffice/5.1.6.2$Linux_X86_64 LibreOffice_project/10m0$Build-2</meta:generator>
  </office:meta>
</office:document-meta>
</file>